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 fo:text-align="end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2" style:parent-style-name="Normalny" style:family="paragraph">
      <style:paragraph-properties fo:text-align="end" fo:margin-top="0.0694in" fo:margin-bottom="0.0694in" fo:line-height="100%"/>
    </style:style>
    <style:style style:name="T3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4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5" style:parent-style-name="Normalny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6" style:parent-style-name="Normalny" style:family="paragraph">
      <style:paragraph-properties fo:margin-top="0.0694in" fo:margin-bottom="0.0694in" fo:line-height="100%"/>
    </style:style>
    <style:style style:name="T7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8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9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10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11" style:parent-style-name="Normalny" style:family="paragraph">
      <style:paragraph-properties fo:margin-top="0.0694in" fo:margin-bottom="0.0694in" fo:line-height="100%"/>
    </style:style>
    <style:style style:name="T12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13" style:parent-style-name="Normalny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14" style:parent-style-name="Normalny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15" style:parent-style-name="Normalny" style:family="paragraph">
      <style:paragraph-properties fo:text-align="center" fo:margin-top="0.0694in" fo:margin-bottom="0.0694in" fo:line-height="100%"/>
    </style:style>
    <style:style style:name="T16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17" style:parent-style-name="Normalny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18" style:parent-style-name="Normalny" style:list-style-name="LFO2" style:family="paragraph">
      <style:paragraph-properties fo:text-align="justify" fo:margin-top="0.0694in" fo:margin-bottom="0.0694in" fo:line-height="100%"/>
    </style:style>
    <style:style style:name="T19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20" style:parent-style-name="Normalny" style:list-style-name="LFO2" style:family="paragraph">
      <style:paragraph-properties fo:text-align="justify" fo:margin-top="0.0694in" fo:margin-bottom="0.0694in" fo:line-height="100%"/>
    </style:style>
    <style:style style:name="T21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22" style:parent-style-name="Normalny" style:list-style-name="LFO2" style:family="paragraph">
      <style:paragraph-properties fo:text-align="justify" fo:margin-top="0.0694in" fo:margin-bottom="0.0694in" fo:line-height="100%"/>
    </style:style>
    <style:style style:name="T23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24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25" style:parent-style-name="Normalny" style:family="paragraph">
      <style:paragraph-properties fo:text-align="justify" fo:margin-top="0.0694in" fo:margin-bottom="0.0694in" fo:line-height="100%"/>
    </style:style>
    <style:style style:name="T26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27" style:parent-style-name="Normalny" style:family="paragraph">
      <style:paragraph-properties fo:text-align="justify" fo:margin-top="0.0694in" fo:margin-bottom="0.0694in" fo:line-height="100%"/>
    </style:style>
    <style:style style:name="T28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29" style:parent-style-name="Normalny" style:list-style-name="LFO3" style:family="paragraph">
      <style:paragraph-properties fo:text-align="justify" fo:margin-top="0.0694in" fo:margin-bottom="0.0694in" fo:line-height="100%"/>
    </style:style>
    <style:style style:name="T30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31" style:parent-style-name="Normalny" style:family="paragraph">
      <style:paragraph-properties fo:text-align="justify" fo:margin-top="0.0694in" fo:margin-bottom="0.0694in" fo:line-height="100%" fo:margin-left="0.5in">
        <style:tab-stops/>
      </style:paragraph-properties>
    </style:style>
    <style:style style:name="T32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33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34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35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36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37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38" style:parent-style-name="Normalny" style:list-style-name="LFO3" style:family="paragraph">
      <style:paragraph-properties fo:text-align="justify" fo:margin-top="0.0694in" fo:margin-bottom="0.0694in" fo:line-height="100%"/>
    </style:style>
    <style:style style:name="T39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40" style:parent-style-name="Normalny" style:family="paragraph">
      <style:paragraph-properties fo:text-align="justify"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41" style:parent-style-name="Normalny" style:family="paragraph">
      <style:paragraph-properties fo:text-align="justify" fo:margin-bottom="0.0694in" fo:line-height="100%" fo:margin-left="1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42" style:parent-style-name="Normalny" style:family="paragraph">
      <style:paragraph-properties fo:text-align="justify"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43" style:parent-style-name="Normalny" style:family="paragraph">
      <style:paragraph-properties fo:text-align="justify" fo:margin-top="0.0694in" fo:margin-bottom="0.0694in" fo:line-height="100%" fo:margin-left="0.5in">
        <style:tab-stops/>
      </style:paragraph-properties>
    </style:style>
    <style:style style:name="T44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45" style:parent-style-name="Normalny" style:family="paragraph">
      <style:paragraph-properties fo:text-align="justify" fo:margin-top="0.0694in" fo:margin-bottom="0.0694in" fo:line-height="100%" fo:margin-left="0.5in">
        <style:tab-stops/>
      </style:paragraph-properties>
    </style:style>
    <style:style style:name="T46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47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48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49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50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51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52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53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54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55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56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57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58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59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60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61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62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63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64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65" style:parent-style-name="Normalny" style:list-style-name="LFO3" style:family="paragraph">
      <style:paragraph-properties fo:text-align="justify" fo:margin-top="0.0694in" fo:margin-bottom="0.0694in" fo:line-height="100%"/>
    </style:style>
    <style:style style:name="T66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67" style:parent-style-name="Normalny" style:family="paragraph">
      <style:paragraph-properties fo:text-align="justify" fo:margin-top="0.0694in" fo:margin-bottom="0.0694in" fo:line-height="100%" fo:margin-left="0.5in">
        <style:tab-stops/>
      </style:paragraph-properties>
    </style:style>
    <style:style style:name="T68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69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70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71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72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73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74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75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76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77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78" style:parent-style-name="Normalny" style:list-style-name="LFO3" style:family="paragraph">
      <style:paragraph-properties fo:text-align="justify" fo:margin-top="0.0694in" fo:margin-bottom="0.0694in" fo:line-height="100%"/>
    </style:style>
    <style:style style:name="T79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80" style:parent-style-name="Normalny" style:family="paragraph">
      <style:paragraph-properties fo:text-align="justify"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81" style:parent-style-name="Normalny" style:family="paragraph">
      <style:paragraph-properties fo:text-align="justify" fo:margin-bottom="0.0694in" fo:line-height="100%" fo:margin-left="1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82" style:parent-style-name="Normalny" style:family="paragraph">
      <style:paragraph-properties fo:text-align="justify"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83" style:parent-style-name="Normalny" style:list-style-name="LFO3" style:family="paragraph">
      <style:paragraph-properties fo:text-align="justify" fo:margin-top="0.0694in" fo:margin-bottom="0.0694in" fo:line-height="100%"/>
    </style:style>
    <style:style style:name="T84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85" style:parent-style-name="Normalny" style:list-style-name="LFO3" style:family="paragraph">
      <style:paragraph-properties fo:text-align="justify" fo:margin-top="0.0694in" fo:margin-bottom="0.0694in" fo:line-height="100%"/>
    </style:style>
    <style:style style:name="T86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87" style:parent-style-name="Normalny" style:family="paragraph">
      <style:paragraph-properties fo:text-align="justify" fo:margin-top="0.0694in" fo:margin-bottom="0.0694in" fo:line-height="100%" fo:margin-left="1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88" style:parent-style-name="Normalny" style:family="paragraph">
      <style:paragraph-properties fo:text-align="justify" fo:margin-bottom="0.0694in" fo:line-height="100%" fo:margin-left="1.5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89" style:parent-style-name="Normalny" style:list-style-name="LFO3" style:family="paragraph">
      <style:paragraph-properties fo:text-align="justify" fo:margin-top="0.0694in" fo:margin-bottom="0.0694in" fo:line-height="100%"/>
    </style:style>
    <style:style style:name="T90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91" style:parent-style-name="Normalny" style:family="paragraph">
      <style:paragraph-properties fo:text-align="justify" fo:margin-top="0.0694in" fo:margin-bottom="0.0694in" fo:line-height="100%" fo:margin-left="1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92" style:parent-style-name="Normalny" style:family="paragraph">
      <style:paragraph-properties fo:text-align="justify" fo:margin-bottom="0.0694in" fo:line-height="100%" fo:margin-left="1.5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93" style:parent-style-name="Normalny" style:list-style-name="LFO3" style:family="paragraph">
      <style:paragraph-properties fo:text-align="justify" fo:margin-top="0.0694in" fo:margin-bottom="0.0694in" fo:line-height="100%"/>
    </style:style>
    <style:style style:name="T94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95" style:parent-style-name="Normalny" style:family="paragraph">
      <style:paragraph-properties fo:text-align="justify"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96" style:parent-style-name="Normalny" style:family="paragraph">
      <style:paragraph-properties fo:text-align="justify" fo:margin-top="0.0694in" fo:margin-bottom="0.0694in" fo:line-height="100%"/>
    </style:style>
    <style:style style:name="T97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98" style:parent-style-name="Normalny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99" style:parent-style-name="Normalny" style:list-style-name="LFO4" style:family="paragraph">
      <style:paragraph-properties fo:text-align="justify" fo:margin-top="0.0694in" fo:margin-bottom="0.0694in" fo:line-height="100%"/>
    </style:style>
    <style:style style:name="T100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101" style:parent-style-name="Normalny" style:family="paragraph">
      <style:paragraph-properties fo:text-align="justify"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102" style:parent-style-name="Normalny" style:list-style-name="LFO4" style:family="paragraph">
      <style:paragraph-properties fo:text-align="justify" fo:margin-top="0.0694in" fo:margin-bottom="0.0694in" fo:line-height="100%"/>
    </style:style>
    <style:style style:name="T103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104" style:parent-style-name="Normalny" style:family="paragraph">
      <style:paragraph-properties fo:text-align="justify"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105" style:parent-style-name="Normalny" style:family="paragraph">
      <style:paragraph-properties fo:text-align="justify" fo:margin-bottom="0.0694in" fo:line-height="100%" fo:margin-left="1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106" style:parent-style-name="Normalny" style:family="paragraph">
      <style:paragraph-properties fo:text-align="justify"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107" style:parent-style-name="Normalny" style:list-style-name="LFO4" style:family="paragraph">
      <style:paragraph-properties fo:text-align="justify" fo:margin-top="0.0694in" fo:margin-bottom="0.0694in" fo:line-height="100%"/>
    </style:style>
    <style:style style:name="T108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109" style:parent-style-name="Normalny" style:family="paragraph">
      <style:paragraph-properties fo:text-align="justify"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110" style:parent-style-name="Normalny" style:family="paragraph">
      <style:paragraph-properties fo:text-align="justify" fo:margin-bottom="0.0694in" fo:line-height="100%" fo:margin-left="1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111" style:parent-style-name="Normalny" style:family="paragraph">
      <style:paragraph-properties fo:text-align="justify"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112" style:parent-style-name="Normalny" style:list-style-name="LFO4" style:family="paragraph">
      <style:paragraph-properties fo:text-align="justify" fo:margin-top="0.0694in" fo:margin-bottom="0.0694in" fo:line-height="100%"/>
    </style:style>
    <style:style style:name="T113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114" style:parent-style-name="Normalny" style:family="paragraph">
      <style:paragraph-properties fo:text-align="justify" fo:margin-top="0.0694in" fo:margin-bottom="0.0694in" fo:line-height="100%" fo:margin-left="0.5in">
        <style:tab-stops/>
      </style:paragraph-properties>
    </style:style>
    <style:style style:name="T115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116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117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118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119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120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121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122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123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124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125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126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127" style:parent-style-name="Normalny" style:list-style-name="LFO4" style:family="paragraph">
      <style:paragraph-properties fo:text-align="justify" fo:margin-top="0.0694in" fo:margin-bottom="0.0694in" fo:line-height="100%"/>
    </style:style>
    <style:style style:name="T128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129" style:parent-style-name="Normalny" style:family="paragraph">
      <style:paragraph-properties fo:text-align="justify"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130" style:parent-style-name="Normalny" style:family="paragraph">
      <style:paragraph-properties fo:text-align="justify" fo:margin-bottom="0.0694in" fo:line-height="100%" fo:margin-left="1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131" style:parent-style-name="Normalny" style:family="paragraph">
      <style:paragraph-properties fo:text-align="justify" fo:margin-top="0.0694in" fo:margin-bottom="0.0694in" fo:line-height="100%" fo:margin-left="0.5in">
        <style:tab-stops/>
      </style:paragraph-properties>
    </style:style>
    <style:style style:name="T132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133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134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135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136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137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138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139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140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141" style:parent-style-name="Normalny" style:list-style-name="LFO4" style:family="paragraph">
      <style:paragraph-properties fo:text-align="justify" fo:margin-top="0.0694in" fo:margin-bottom="0.0694in" fo:line-height="100%"/>
    </style:style>
    <style:style style:name="T142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143" style:parent-style-name="Normalny" style:family="paragraph">
      <style:paragraph-properties fo:text-align="justify"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144" style:parent-style-name="Normalny" style:list-style-name="LFO4" style:family="paragraph">
      <style:paragraph-properties fo:text-align="justify" fo:margin-top="0.0694in" fo:margin-bottom="0.0694in" fo:line-height="100%"/>
    </style:style>
    <style:style style:name="T145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146" style:parent-style-name="Normalny" style:list-style-name="LFO4" style:family="paragraph">
      <style:paragraph-properties fo:text-align="justify" fo:margin-top="0.0694in" fo:margin-bottom="0.0694in" fo:line-height="100%"/>
    </style:style>
    <style:style style:name="T147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148" style:parent-style-name="Normalny" style:family="paragraph">
      <style:paragraph-properties fo:text-align="justify" fo:margin-top="0.0694in" fo:margin-bottom="0.0694in" fo:line-height="100%" fo:margin-left="1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149" style:parent-style-name="Normalny" style:family="paragraph">
      <style:paragraph-properties fo:text-align="justify" fo:margin-bottom="0.0694in" fo:line-height="100%" fo:margin-left="1.5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150" style:parent-style-name="Normalny" style:list-style-name="LFO4" style:family="paragraph">
      <style:paragraph-properties fo:text-align="justify" fo:margin-top="0.0694in" fo:margin-bottom="0.0694in" fo:line-height="100%"/>
    </style:style>
    <style:style style:name="T151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152" style:parent-style-name="Normalny" style:family="paragraph">
      <style:paragraph-properties fo:text-align="justify" fo:margin-top="0.0694in" fo:margin-bottom="0.0694in" fo:line-height="100%" fo:margin-left="1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153" style:parent-style-name="Normalny" style:family="paragraph">
      <style:paragraph-properties fo:text-align="justify" fo:margin-bottom="0.0694in" fo:line-height="100%" fo:margin-left="1.5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154" style:parent-style-name="Normalny" style:family="paragraph">
      <style:paragraph-properties fo:text-align="justify" fo:margin-top="0.0694in" fo:margin-bottom="0.0694in" fo:line-height="100%"/>
    </style:style>
    <style:style style:name="T155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156" style:parent-style-name="Normalny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157" style:parent-style-name="Normalny" style:family="paragraph">
      <style:paragraph-properties fo:text-align="justify" fo:margin-top="0.0694in" fo:margin-bottom="0.0694in" fo:line-height="100%"/>
    </style:style>
    <style:style style:name="T158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159" style:parent-style-name="Normalny" style:family="paragraph">
      <style:paragraph-properties fo:text-align="justify" fo:margin-top="0.0694in" fo:margin-bottom="0.0694in" fo:line-height="100%"/>
    </style:style>
    <style:style style:name="T160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161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162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163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164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165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166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167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168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169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170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171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172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173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174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175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176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177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178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179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180" style:parent-style-name="Normalny" style:family="paragraph">
      <style:paragraph-properties fo:text-align="justify" fo:margin-top="0.0694in" fo:margin-bottom="0.0694in" fo:line-height="100%"/>
    </style:style>
    <style:style style:name="T181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182" style:parent-style-name="Normalny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183" style:parent-style-name="Normalny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184" style:parent-style-name="Normalny" style:family="paragraph">
      <style:paragraph-properties fo:text-align="justify" fo:margin-bottom="0in" fo:line-height="100%"/>
    </style:style>
    <style:style style:name="T185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186" style:parent-style-name="Normalny" style:family="paragraph">
      <style:paragraph-properties fo:text-align="justify" fo:margin-top="0.0694in" fo:margin-bottom="0.0694in" fo:line-height="100%"/>
    </style:style>
    <style:style style:name="T187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188" style:parent-style-name="Normalny" style:list-style-name="LFO5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189" style:parent-style-name="Normalny" style:list-style-name="LFO5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190" style:parent-style-name="Normalny" style:list-style-name="LFO5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191" style:parent-style-name="Normalny" style:list-style-name="LFO5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192" style:parent-style-name="Normalny" style:list-style-name="LFO5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193" style:parent-style-name="Normalny" style:family="paragraph">
      <style:paragraph-properties fo:text-align="justify" fo:margin-bottom="0in" fo:line-height="100%"/>
    </style:style>
    <style:style style:name="T194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195" style:parent-style-name="Normalny" style:family="paragraph">
      <style:paragraph-properties fo:text-align="justify" fo:margin-top="0.0694in" fo:margin-bottom="0.0694in" fo:line-height="100%"/>
    </style:style>
    <style:style style:name="T196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197" style:parent-style-name="Normalny" style:list-style-name="LFO6" style:family="paragraph">
      <style:paragraph-properties fo:text-align="justify" fo:margin-top="0.0694in" fo:margin-bottom="0.0694in" fo:line-height="100%"/>
    </style:style>
    <style:style style:name="T198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199" style:parent-style-name="Normalny" style:list-style-name="LFO6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200" style:parent-style-name="Normalny" style:list-style-name="LFO6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201" style:parent-style-name="Normalny" style:list-style-name="LFO6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202" style:parent-style-name="Normalny" style:list-style-name="LFO6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203" style:parent-style-name="Normalny" style:list-style-name="LFO6" style:family="paragraph">
      <style:paragraph-properties fo:text-align="justify" fo:margin-top="0.0694in" fo:margin-bottom="0.0694in" fo:line-height="100%"/>
    </style:style>
    <style:style style:name="T204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205" style:parent-style-name="Normalny" style:list-style-name="LFO6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206" style:parent-style-name="Normalny" style:list-style-name="LFO6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207" style:parent-style-name="Normalny" style:list-style-name="LFO6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208" style:parent-style-name="Normalny" style:list-style-name="LFO6" style:family="paragraph">
      <style:paragraph-properties fo:text-align="justify" fo:margin-top="0.0694in" fo:margin-bottom="0.0694in" fo:line-height="100%"/>
    </style:style>
    <style:style style:name="T209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210" style:parent-style-name="Normalny" style:list-style-name="LFO6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211" style:parent-style-name="Normalny" style:family="paragraph">
      <style:paragraph-properties fo:text-align="justify" fo:margin-top="0.0694in" fo:margin-bottom="0.0694in" fo:line-height="100%"/>
    </style:style>
    <style:style style:name="T212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213" style:parent-style-name="Normalny" style:list-style-name="LFO7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214" style:parent-style-name="Normalny" style:list-style-name="LFO7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215" style:parent-style-name="Normalny" style:list-style-name="LFO7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216" style:parent-style-name="Normalny" style:list-style-name="LFO7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217" style:parent-style-name="Normalny" style:family="paragraph">
      <style:paragraph-properties fo:text-align="justify" fo:margin-bottom="0in" fo:line-height="100%"/>
    </style:style>
    <style:style style:name="T218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219" style:parent-style-name="Normalny" style:family="paragraph">
      <style:paragraph-properties fo:text-align="justify" fo:margin-top="0.0694in" fo:margin-bottom="0.0694in" fo:line-height="100%"/>
    </style:style>
    <style:style style:name="T220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221" style:parent-style-name="Normalny" style:list-style-name="LFO8" style:family="paragraph">
      <style:paragraph-properties fo:text-align="justify" fo:margin-top="0.0694in" fo:margin-bottom="0.0694in" fo:line-height="100%"/>
    </style:style>
    <style:style style:name="T222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223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224" style:parent-style-name="Normalny" style:list-style-name="LFO8" style:family="paragraph">
      <style:paragraph-properties fo:text-align="justify" fo:margin-top="0.0694in" fo:margin-bottom="0.0694in" fo:line-height="100%"/>
    </style:style>
    <style:style style:name="T225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226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227" style:parent-style-name="Normalny" style:list-style-name="LFO8" style:family="paragraph">
      <style:paragraph-properties fo:text-align="justify" fo:margin-top="0.0694in" fo:margin-bottom="0.0694in" fo:line-height="100%"/>
    </style:style>
    <style:style style:name="T228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229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230" style:parent-style-name="Normalny" style:list-style-name="LFO8" style:family="paragraph">
      <style:paragraph-properties fo:text-align="justify" fo:margin-top="0.0694in" fo:margin-bottom="0.0694in" fo:line-height="100%"/>
    </style:style>
    <style:style style:name="T231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232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233" style:parent-style-name="Normalny" style:list-style-name="LFO8" style:family="paragraph">
      <style:paragraph-properties fo:text-align="justify" fo:margin-top="0.0694in" fo:margin-bottom="0.0694in" fo:line-height="100%"/>
    </style:style>
    <style:style style:name="T234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235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236" style:parent-style-name="Normalny" style:list-style-name="LFO8" style:family="paragraph">
      <style:paragraph-properties fo:text-align="justify" fo:margin-top="0.0694in" fo:margin-bottom="0.0694in" fo:line-height="100%"/>
    </style:style>
    <style:style style:name="T237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238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239" style:parent-style-name="Normalny" style:list-style-name="LFO8" style:family="paragraph">
      <style:paragraph-properties fo:text-align="justify" fo:margin-top="0.0694in" fo:margin-bottom="0.0694in" fo:line-height="100%"/>
    </style:style>
    <style:style style:name="T240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241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242" style:parent-style-name="Normalny" style:list-style-name="LFO8" style:family="paragraph">
      <style:paragraph-properties fo:text-align="justify" fo:margin-top="0.0694in" fo:margin-bottom="0.0694in" fo:line-height="100%"/>
    </style:style>
    <style:style style:name="T243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244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245" style:parent-style-name="Normalny" style:family="paragraph">
      <style:paragraph-properties fo:text-align="justify" fo:margin-bottom="0in" fo:line-height="100%"/>
    </style:style>
    <style:style style:name="T246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247" style:parent-style-name="Normalny" style:family="paragraph">
      <style:paragraph-properties fo:text-align="justify" fo:margin-top="0.0694in" fo:margin-bottom="0.0694in" fo:line-height="100%"/>
    </style:style>
    <style:style style:name="T248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249" style:parent-style-name="Normalny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250" style:parent-style-name="Normalny" style:family="paragraph">
      <style:paragraph-properties fo:text-align="end"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251" style:parent-style-name="Normalny" style:family="paragraph">
      <style:paragraph-properties fo:margin-top="0.0694in" fo:margin-bottom="0.0694in" fo:line-height="100%"/>
    </style:style>
    <style:style style:name="T252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253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254" style:parent-style-name="Normalny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255" style:parent-style-name="Normalny" style:family="paragraph">
      <style:paragraph-properties fo:margin-top="0.0694in" fo:margin-bottom="0.0694in" fo:line-height="100%"/>
    </style:style>
    <style:style style:name="T256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257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258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259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260" style:parent-style-name="Normalny" style:family="paragraph">
      <style:paragraph-properties fo:margin-top="0.0694in" fo:margin-bottom="0.0694in" fo:line-height="100%"/>
    </style:style>
    <style:style style:name="T261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262" style:parent-style-name="Normalny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263" style:parent-style-name="Normalny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264" style:parent-style-name="Normalny" style:family="paragraph">
      <style:paragraph-properties fo:margin-top="0.0694in" fo:margin-bottom="0.0694in" fo:line-height="100%"/>
    </style:style>
    <style:style style:name="T265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266" style:parent-style-name="Normalny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267" style:parent-style-name="Normalny" style:list-style-name="LFO10" style:family="paragraph">
      <style:paragraph-properties fo:margin-top="0.0694in" fo:margin-bottom="0.0694in" fo:line-height="100%"/>
    </style:style>
    <style:style style:name="T268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269" style:parent-style-name="Normalny" style:list-style-name="LFO10" style:family="paragraph">
      <style:paragraph-properties fo:margin-top="0.0694in" fo:margin-bottom="0.0694in" fo:line-height="100%"/>
    </style:style>
    <style:style style:name="T270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271" style:parent-style-name="Normalny" style:list-style-name="LFO10" style:family="paragraph">
      <style:paragraph-properties fo:margin-top="0.0694in" fo:margin-bottom="0.0694in" fo:line-height="100%"/>
    </style:style>
    <style:style style:name="T272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273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274" style:parent-style-name="Normalny" style:list-style-name="LFO10" style:family="paragraph">
      <style:paragraph-properties fo:margin-top="0.0694in" fo:margin-bottom="0.0694in" fo:line-height="100%"/>
    </style:style>
    <style:style style:name="T275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276" style:parent-style-name="Normalny" style:family="paragraph">
      <style:paragraph-properties fo:margin-top="0.0694in" fo:margin-bottom="0.0694in" fo:line-height="100%"/>
    </style:style>
    <style:style style:name="T277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278" style:parent-style-name="Normalny" style:family="paragraph">
      <style:paragraph-properties fo:margin-top="0.0694in" fo:margin-bottom="0.0694in" fo:line-height="100%"/>
    </style:style>
    <style:style style:name="T279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280" style:parent-style-name="Normalny" style:list-style-name="LFO11" style:family="paragraph">
      <style:paragraph-properties fo:margin-top="0.0694in" fo:margin-bottom="0.0694in" fo:line-height="100%"/>
    </style:style>
    <style:style style:name="T281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282" style:parent-style-name="Normalny" style:family="paragraph">
      <style:paragraph-properties fo:margin-top="0.0694in" fo:margin-bottom="0.0694in" fo:line-height="100%" fo:margin-left="0.5in">
        <style:tab-stops/>
      </style:paragraph-properties>
    </style:style>
    <style:style style:name="T283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284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285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286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287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288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289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290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291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292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293" style:parent-style-name="Normalny" style:list-style-name="LFO11" style:family="paragraph">
      <style:paragraph-properties fo:margin-top="0.0694in" fo:margin-bottom="0.0694in" fo:line-height="100%"/>
    </style:style>
    <style:style style:name="T294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295" style:parent-style-name="Normalny" style:family="paragraph">
      <style:paragraph-properties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296" style:parent-style-name="Normalny" style:family="paragraph">
      <style:paragraph-properties fo:margin-bottom="0.0694in" fo:line-height="100%" fo:margin-left="1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297" style:parent-style-name="Normalny" style:family="paragraph">
      <style:paragraph-properties fo:margin-top="0.0694in" fo:margin-bottom="0.0694in" fo:line-height="100%" fo:margin-left="0.5in">
        <style:tab-stops/>
      </style:paragraph-properties>
    </style:style>
    <style:style style:name="T298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299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300" style:parent-style-name="Normalny" style:list-style-name="LFO11" style:family="paragraph">
      <style:paragraph-properties fo:margin-top="0.0694in" fo:margin-bottom="0.0694in" fo:line-height="100%"/>
    </style:style>
    <style:style style:name="T301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302" style:parent-style-name="Normalny" style:family="paragraph">
      <style:paragraph-properties fo:margin-top="0.0694in" fo:margin-bottom="0.0694in" fo:line-height="100%" fo:margin-left="0.5in">
        <style:tab-stops/>
      </style:paragraph-properties>
    </style:style>
    <style:style style:name="T303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304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305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306" style:parent-style-name="Normalny" style:list-style-name="LFO11" style:family="paragraph">
      <style:paragraph-properties fo:margin-top="0.0694in" fo:margin-bottom="0.0694in" fo:line-height="100%"/>
    </style:style>
    <style:style style:name="T307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308" style:parent-style-name="Normalny" style:family="paragraph">
      <style:paragraph-properties fo:margin-top="0.0694in" fo:margin-bottom="0.0694in" fo:line-height="100%" fo:margin-left="0.5in">
        <style:tab-stops/>
      </style:paragraph-properties>
    </style:style>
    <style:style style:name="T309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310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311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312" style:parent-style-name="Normalny" style:list-style-name="LFO11" style:family="paragraph">
      <style:paragraph-properties fo:margin-top="0.0694in" fo:margin-bottom="0.0694in" fo:line-height="100%"/>
    </style:style>
    <style:style style:name="T313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314" style:parent-style-name="Normalny" style:family="paragraph">
      <style:paragraph-properties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315" style:parent-style-name="Normalny" style:family="paragraph">
      <style:paragraph-properties fo:margin-bottom="0.0694in" fo:line-height="100%" fo:margin-left="1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316" style:parent-style-name="Normalny" style:family="paragraph">
      <style:paragraph-properties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317" style:parent-style-name="Normalny" style:list-style-name="LFO11" style:family="paragraph">
      <style:paragraph-properties fo:margin-top="0.0694in" fo:margin-bottom="0.0694in" fo:line-height="100%"/>
    </style:style>
    <style:style style:name="T318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319" style:parent-style-name="Normalny" style:list-style-name="LFO11" style:family="paragraph">
      <style:paragraph-properties fo:margin-top="0.0694in" fo:margin-bottom="0.0694in" fo:line-height="100%"/>
    </style:style>
    <style:style style:name="T320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321" style:parent-style-name="Normalny" style:family="paragraph">
      <style:paragraph-properties fo:margin-top="0.0694in" fo:margin-bottom="0.0694in" fo:line-height="100%" fo:margin-left="1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322" style:parent-style-name="Normalny" style:family="paragraph">
      <style:paragraph-properties fo:margin-bottom="0.0694in" fo:line-height="100%" fo:margin-left="1.5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323" style:parent-style-name="Normalny" style:list-style-name="LFO11" style:family="paragraph">
      <style:paragraph-properties fo:margin-top="0.0694in" fo:margin-bottom="0.0694in" fo:line-height="100%"/>
    </style:style>
    <style:style style:name="T324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325" style:parent-style-name="Normalny" style:family="paragraph">
      <style:paragraph-properties fo:margin-top="0.0694in" fo:margin-bottom="0.0694in" fo:line-height="100%" fo:margin-left="1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326" style:parent-style-name="Normalny" style:family="paragraph">
      <style:paragraph-properties fo:margin-bottom="0.0694in" fo:line-height="100%" fo:margin-left="1.5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327" style:parent-style-name="Normalny" style:list-style-name="LFO11" style:family="paragraph">
      <style:paragraph-properties fo:margin-top="0.0694in" fo:margin-bottom="0.0694in" fo:line-height="100%"/>
    </style:style>
    <style:style style:name="T328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329" style:parent-style-name="Normalny" style:family="paragraph">
      <style:paragraph-properties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330" style:parent-style-name="Normalny" style:family="paragraph">
      <style:paragraph-properties fo:margin-top="0.0694in" fo:margin-bottom="0.0694in" fo:line-height="100%"/>
    </style:style>
    <style:style style:name="T331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332" style:parent-style-name="Normalny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333" style:parent-style-name="Normalny" style:list-style-name="LFO12" style:family="paragraph">
      <style:paragraph-properties fo:margin-top="0.0694in" fo:margin-bottom="0.0694in" fo:line-height="100%"/>
    </style:style>
    <style:style style:name="T334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335" style:parent-style-name="Normalny" style:family="paragraph">
      <style:paragraph-properties fo:margin-top="0.0694in" fo:margin-bottom="0.0694in" fo:line-height="100%" fo:margin-left="0.5in">
        <style:tab-stops/>
      </style:paragraph-properties>
    </style:style>
    <style:style style:name="T336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337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338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339" style:parent-style-name="Normalny" style:list-style-name="LFO12" style:family="paragraph">
      <style:paragraph-properties fo:margin-top="0.0694in" fo:margin-bottom="0.0694in" fo:line-height="100%"/>
    </style:style>
    <style:style style:name="T340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341" style:parent-style-name="Normalny" style:family="paragraph">
      <style:paragraph-properties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342" style:parent-style-name="Normalny" style:family="paragraph">
      <style:paragraph-properties fo:margin-bottom="0.0694in" fo:line-height="100%" fo:margin-left="1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343" style:parent-style-name="Normalny" style:family="paragraph">
      <style:paragraph-properties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344" style:parent-style-name="Normalny" style:list-style-name="LFO12" style:family="paragraph">
      <style:paragraph-properties fo:margin-top="0.0694in" fo:margin-bottom="0.0694in" fo:line-height="100%"/>
    </style:style>
    <style:style style:name="T345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346" style:parent-style-name="Normalny" style:family="paragraph">
      <style:paragraph-properties fo:margin-top="0.0694in" fo:margin-bottom="0.0694in" fo:line-height="100%" fo:margin-left="0.5in">
        <style:tab-stops/>
      </style:paragraph-properties>
    </style:style>
    <style:style style:name="T347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348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349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350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351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352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353" style:parent-style-name="Normalny" style:family="paragraph">
      <style:paragraph-properties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354" style:parent-style-name="Normalny" style:family="paragraph">
      <style:paragraph-properties fo:margin-bottom="0.0694in" fo:line-height="100%" fo:margin-left="1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355" style:parent-style-name="Normalny" style:family="paragraph">
      <style:paragraph-properties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356" style:parent-style-name="Normalny" style:list-style-name="LFO12" style:family="paragraph">
      <style:paragraph-properties fo:margin-top="0.0694in" fo:margin-bottom="0.0694in" fo:line-height="100%"/>
    </style:style>
    <style:style style:name="T357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358" style:parent-style-name="Normalny" style:family="paragraph">
      <style:paragraph-properties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359" style:parent-style-name="Normalny" style:family="paragraph">
      <style:paragraph-properties fo:margin-bottom="0.0694in" fo:line-height="100%" fo:margin-left="1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360" style:parent-style-name="Normalny" style:family="paragraph">
      <style:paragraph-properties fo:margin-top="0.0694in" fo:margin-bottom="0.0694in" fo:line-height="100%" fo:margin-left="0.5in">
        <style:tab-stops/>
      </style:paragraph-properties>
    </style:style>
    <style:style style:name="T361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362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363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364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365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366" style:parent-style-name="Normalny" style:list-style-name="LFO12" style:family="paragraph">
      <style:paragraph-properties fo:margin-top="0.0694in" fo:margin-bottom="0.0694in" fo:line-height="100%"/>
    </style:style>
    <style:style style:name="T367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368" style:parent-style-name="Normalny" style:family="paragraph">
      <style:paragraph-properties fo:margin-top="0.0694in" fo:margin-bottom="0.0694in" fo:line-height="100%" fo:margin-left="0.5in">
        <style:tab-stops/>
      </style:paragraph-properties>
    </style:style>
    <style:style style:name="T369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370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371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372" style:parent-style-name="Normalny" style:family="paragraph">
      <style:paragraph-properties fo:margin-bottom="0.0694in" fo:line-height="100%" fo:margin-left="1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373" style:parent-style-name="Normalny" style:list-style-name="LFO12" style:family="paragraph">
      <style:paragraph-properties fo:margin-top="0.0694in" fo:margin-bottom="0.0694in" fo:line-height="100%"/>
    </style:style>
    <style:style style:name="T374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375" style:parent-style-name="Normalny" style:family="paragraph">
      <style:paragraph-properties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376" style:parent-style-name="Normalny" style:list-style-name="LFO12" style:family="paragraph">
      <style:paragraph-properties fo:margin-top="0.0694in" fo:margin-bottom="0.0694in" fo:line-height="100%"/>
    </style:style>
    <style:style style:name="T377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378" style:parent-style-name="Normalny" style:list-style-name="LFO12" style:family="paragraph">
      <style:paragraph-properties fo:margin-top="0.0694in" fo:margin-bottom="0.0694in" fo:line-height="100%"/>
    </style:style>
    <style:style style:name="T379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380" style:parent-style-name="Normalny" style:family="paragraph">
      <style:paragraph-properties fo:margin-top="0.0694in" fo:margin-bottom="0.0694in" fo:line-height="100%" fo:margin-left="1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381" style:parent-style-name="Normalny" style:family="paragraph">
      <style:paragraph-properties fo:margin-bottom="0.0694in" fo:line-height="100%" fo:margin-left="1.5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382" style:parent-style-name="Normalny" style:list-style-name="LFO12" style:family="paragraph">
      <style:paragraph-properties fo:margin-top="0.0694in" fo:margin-bottom="0.0694in" fo:line-height="100%"/>
    </style:style>
    <style:style style:name="T383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384" style:parent-style-name="Normalny" style:family="paragraph">
      <style:paragraph-properties fo:margin-top="0.0694in" fo:margin-bottom="0.0694in" fo:line-height="100%" fo:margin-left="1in">
        <style:tab-stops/>
      </style:paragraph-properties>
      <style:text-properties style:font-name="Times New Roman" style:font-name-asian="Times New Roman" style:font-name-complex="Times New Roman" style:letter-kerning="false" style:language-asian="pl" style:country-asian="PL"/>
    </style:style>
    <style:style style:name="P385" style:parent-style-name="Normalny" style:family="paragraph">
      <style:paragraph-properties fo:margin-top="0.0694in" fo:margin-bottom="0.0694in" fo:line-height="100%"/>
    </style:style>
    <style:style style:name="T386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387" style:parent-style-name="Normalny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388" style:parent-style-name="Normalny" style:family="paragraph">
      <style:paragraph-properties fo:margin-top="0.0694in" fo:margin-bottom="0.0694in" fo:line-height="100%"/>
    </style:style>
    <style:style style:name="T389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390" style:parent-style-name="Normalny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391" style:parent-style-name="Normalny" style:family="paragraph">
      <style:paragraph-properties fo:margin-top="0.0694in" fo:margin-bottom="0.0694in" fo:line-height="100%"/>
    </style:style>
    <style:style style:name="T392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393" style:parent-style-name="Normalny" style:family="paragraph">
      <style:paragraph-properties fo:margin-top="0.0694in" fo:margin-bottom="0.0694in" fo:line-height="100%"/>
    </style:style>
    <style:style style:name="T394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395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396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T397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398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399" style:parent-style-name="Normalny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400" style:parent-style-name="Normalny" style:family="paragraph">
      <style:paragraph-properties fo:margin-top="0.0694in" fo:margin-bottom="0.0694in" fo:line-height="100%"/>
    </style:style>
    <style:style style:name="T401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402" style:parent-style-name="Normalny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403" style:parent-style-name="Normalny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404" style:parent-style-name="Normalny" style:family="paragraph">
      <style:paragraph-properties fo:margin-bottom="0in" fo:line-height="100%"/>
    </style:style>
    <style:style style:name="T405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406" style:parent-style-name="Normalny" style:family="paragraph">
      <style:paragraph-properties fo:margin-top="0.0694in" fo:margin-bottom="0.0694in" fo:line-height="100%"/>
    </style:style>
    <style:style style:name="T407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408" style:parent-style-name="Normalny" style:list-style-name="LFO1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409" style:parent-style-name="Normalny" style:list-style-name="LFO1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410" style:parent-style-name="Normalny" style:list-style-name="LFO1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411" style:parent-style-name="Normalny" style:list-style-name="LFO1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412" style:parent-style-name="Normalny" style:list-style-name="LFO1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413" style:parent-style-name="Normalny" style:family="paragraph">
      <style:paragraph-properties fo:margin-bottom="0in" fo:line-height="100%"/>
    </style:style>
    <style:style style:name="T414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415" style:parent-style-name="Normalny" style:family="paragraph">
      <style:paragraph-properties fo:margin-top="0.0694in" fo:margin-bottom="0.0694in" fo:line-height="100%"/>
    </style:style>
    <style:style style:name="T416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417" style:parent-style-name="Normalny" style:list-style-name="LFO14" style:family="paragraph">
      <style:paragraph-properties fo:margin-top="0.0694in" fo:margin-bottom="0.0694in" fo:line-height="100%"/>
    </style:style>
    <style:style style:name="T418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419" style:parent-style-name="Normalny" style:list-style-name="LFO1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420" style:parent-style-name="Normalny" style:list-style-name="LFO1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421" style:parent-style-name="Normalny" style:list-style-name="LFO1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422" style:parent-style-name="Normalny" style:list-style-name="LFO1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423" style:parent-style-name="Normalny" style:list-style-name="LFO1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424" style:parent-style-name="Normalny" style:list-style-name="LFO14" style:family="paragraph">
      <style:paragraph-properties fo:margin-top="0.0694in" fo:margin-bottom="0.0694in" fo:line-height="100%"/>
    </style:style>
    <style:style style:name="T425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426" style:parent-style-name="Normalny" style:list-style-name="LFO1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427" style:parent-style-name="Normalny" style:list-style-name="LFO1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428" style:parent-style-name="Normalny" style:list-style-name="LFO1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429" style:parent-style-name="Normalny" style:list-style-name="LFO14" style:family="paragraph">
      <style:paragraph-properties fo:margin-top="0.0694in" fo:margin-bottom="0.0694in" fo:line-height="100%"/>
    </style:style>
    <style:style style:name="T430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431" style:parent-style-name="Normalny" style:list-style-name="LFO1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432" style:parent-style-name="Normalny" style:family="paragraph">
      <style:paragraph-properties fo:margin-top="0.0694in" fo:margin-bottom="0.0694in" fo:line-height="100%"/>
    </style:style>
    <style:style style:name="T433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434" style:parent-style-name="Normalny" style:list-style-name="LFO1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435" style:parent-style-name="Normalny" style:list-style-name="LFO1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436" style:parent-style-name="Normalny" style:list-style-name="LFO1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437" style:parent-style-name="Normalny" style:list-style-name="LFO1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438" style:parent-style-name="Normalny" style:list-style-name="LFO1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439" style:parent-style-name="Normalny" style:family="paragraph">
      <style:paragraph-properties fo:margin-bottom="0in" fo:line-height="100%"/>
    </style:style>
    <style:style style:name="T440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441" style:parent-style-name="Normalny" style:family="paragraph">
      <style:paragraph-properties fo:margin-top="0.0694in" fo:margin-bottom="0.0694in" fo:line-height="100%"/>
    </style:style>
    <style:style style:name="T442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443" style:parent-style-name="Normalny" style:list-style-name="LFO16" style:family="paragraph">
      <style:paragraph-properties fo:margin-top="0.0694in" fo:margin-bottom="0.0694in" fo:line-height="100%"/>
    </style:style>
    <style:style style:name="T444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445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446" style:parent-style-name="Normalny" style:list-style-name="LFO16" style:family="paragraph">
      <style:paragraph-properties fo:margin-top="0.0694in" fo:margin-bottom="0.0694in" fo:line-height="100%"/>
    </style:style>
    <style:style style:name="T447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448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449" style:parent-style-name="Normalny" style:list-style-name="LFO16" style:family="paragraph">
      <style:paragraph-properties fo:margin-top="0.0694in" fo:margin-bottom="0.0694in" fo:line-height="100%"/>
    </style:style>
    <style:style style:name="T450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451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452" style:parent-style-name="Normalny" style:list-style-name="LFO16" style:family="paragraph">
      <style:paragraph-properties fo:margin-top="0.0694in" fo:margin-bottom="0.0694in" fo:line-height="100%"/>
    </style:style>
    <style:style style:name="T453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454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455" style:parent-style-name="Normalny" style:list-style-name="LFO16" style:family="paragraph">
      <style:paragraph-properties fo:margin-top="0.0694in" fo:margin-bottom="0.0694in" fo:line-height="100%"/>
    </style:style>
    <style:style style:name="T456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457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458" style:parent-style-name="Normalny" style:list-style-name="LFO16" style:family="paragraph">
      <style:paragraph-properties fo:margin-top="0.0694in" fo:margin-bottom="0.0694in" fo:line-height="100%"/>
    </style:style>
    <style:style style:name="T459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460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461" style:parent-style-name="Normalny" style:list-style-name="LFO16" style:family="paragraph">
      <style:paragraph-properties fo:margin-top="0.0694in" fo:margin-bottom="0.0694in" fo:line-height="100%"/>
    </style:style>
    <style:style style:name="T462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463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464" style:parent-style-name="Normalny" style:list-style-name="LFO16" style:family="paragraph">
      <style:paragraph-properties fo:margin-top="0.0694in" fo:margin-bottom="0.0694in" fo:line-height="100%"/>
    </style:style>
    <style:style style:name="T465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466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467" style:parent-style-name="Normalny" style:list-style-name="LFO16" style:family="paragraph">
      <style:paragraph-properties fo:margin-top="0.0694in" fo:margin-bottom="0.0694in" fo:line-height="100%"/>
    </style:style>
    <style:style style:name="T468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T469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470" style:parent-style-name="Normalny" style:family="paragraph">
      <style:paragraph-properties fo:margin-bottom="0in" fo:line-height="100%"/>
    </style:style>
    <style:style style:name="T471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472" style:parent-style-name="Normalny" style:family="paragraph">
      <style:paragraph-properties fo:margin-top="0.0694in" fo:margin-bottom="0.0694in" fo:line-height="100%"/>
    </style:style>
    <style:style style:name="T473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474" style:parent-style-name="Normalny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475" style:parent-style-name="Normalny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476" style:parent-style-name="Normalny" style:family="paragraph">
      <style:paragraph-properties fo:margin-bottom="0in" fo:line-height="100%"/>
    </style:style>
    <style:style style:name="T477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478" style:parent-style-name="Normalny" style:family="paragraph">
      <style:paragraph-properties fo:margin-top="0.0694in" fo:margin-bottom="0.0694in" fo:line-height="100%"/>
    </style:style>
    <style:style style:name="T479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name="P480" style:parent-style-name="Normalny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pl" style:country-asian="PL"/>
    </style:style>
    <style:style style:name="P481" style:parent-style-name="Normalny" style:family="paragraph">
      <style:paragraph-properties fo:margin-bottom="0in" fo:line-height="100%"/>
    </style:style>
    <style:style style:name="T482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/>
    </style:style>
    <style:style style:name="P483" style:parent-style-name="Normalny" style:family="paragraph">
      <style:paragraph-properties fo:margin-top="0.0694in" fo:margin-bottom="0.0694in" fo:line-height="100%"/>
    </style:style>
    <style:style style:name="T484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Wrocław, ……….2024 r.</text:p>
      <text:p text:style-name="P2"><text:span text:style-name="T3">Sąd Okręgowy we Wrocławiu</text:span><text:span text:style-name="T4"><text:line-break/>II Wydział Cywilny Odwoławczy</text:span></text:p>
      <text:p text:style-name="P5">Sygn. akt: II Ca 2440/24</text:p>
      <text:p text:style-name="P6"><text:span text:style-name="T7">Wnioskodawca:</text:span><text:span text:style-name="T8"><text:line-break/>Paweł Damm</text:span><text:span text:style-name="T9"><text:line-break/>ul. Mikołowska 22</text:span><text:span text:style-name="T10"><text:line-break/>51-515 Wrocław</text:span></text:p>
      <text:p text:style-name="P11"><text:span text:style-name="T12">Uczestnicy postępowania:</text:span></text:p>
      <text:list text:style-name="LFO1" text:continue-numbering="true">
        <text:list-item>
          <text:p text:style-name="P13"><text:bookmark-start text:name="_Hlk179541766"/>Emil Łojczuk</text:p>
        </text:list-item>
        <text:list-item>
          <text:p text:style-name="P14">Elżbieta Woźniak-Łojczuk<text:line-break/>ul.<text:s/>Gersona 41/9<text:line-break/>51-644<text:s/>Wrocław</text:p>
        </text:list-item>
      </text:list>
      <text:p text:style-name="P15"><text:bookmark-end text:name="_Hlk179541766"/><text:span text:style-name="T16">Odpowiedź na apelację Uczestników postępowania</text:span></text:p>
      <text:p text:style-name="P17">Działając w imieniu własnym, wnoszę o:</text:p>
      <text:list text:style-name="LFO2" text:continue-numbering="true">
        <text:list-item>
          <text:p text:style-name="P18"><text:span text:style-name="T19">Odrzucenie apelacji Uczestników postępowania z dnia 30 sierpnia 2024 r. jako wniesionej przez pełnomocnika działającego bez umocowania, co czyni ją niedopuszczalną do rozpoznania.</text:span></text:p>
        </text:list-item>
        <text:list-item>
          <text:p text:style-name="P20"><text:span text:style-name="T21">Ewentualnie, w przypadku nieodrzucenia apelacji, wnoszę o jej oddalenie w całości jako bezzasadnej, z uwagi na brak podstaw faktycznych i prawnych oraz powielanie zarzutów już rozstrzygniętych przez Sąd pierwszej instancji.</text:span></text:p>
        </text:list-item>
        <text:list-item>
          <text:p text:style-name="P22"><text:span text:style-name="T23">Zasądzenie od Uczestników kosztów postępowania apelacyjnego</text:span><text:span text:style-name="T24">.</text:span></text:p>
        </text:list-item>
      </text:list>
      <text:p text:style-name="P25"><text:span text:style-name="T26">Uzasadnienie</text:span></text:p>
      <text:p text:style-name="P27"><text:span text:style-name="T28">I. Wniosek o odrzucenie apelacji z powodu braku umocowania pełnomocnika</text:span></text:p>
      <text:list text:style-name="LFO3" text:continue-numbering="true">
        <text:list-item>
          <text:p text:style-name="P29"><text:span text:style-name="T30">Skuteczne wypowiedzenie pełnomocnictwa przez Uczestników</text:span></text:p>
        </text:list-item>
      </text:list>
      <text:p text:style-name="P31"><text:span text:style-name="T32">Uczestnicy postępowania, Pan Emil Łojczuk oraz Pani Elżbieta Woźniak-Łojczuk, wypowiedzieli pełnomocnictwo procesowe udzielone adwokat Agnieszce Zielińskiej, obejmując</text:span><text:span text:style-name="T33">e</text:span><text:span text:style-name="T34"><text:s/>oboje mocodawców, co wynika z treści pełnomocnictwa mającego charakter wspólny</text:span><text:span text:style-name="T35"><text:s/>z<text:s/></text:span><text:span text:style-name="T36">dnia 6 marca 2023</text:span><text:span text:style-name="T37">. Pismo o wypowiedzeniu pełnomocnictwa zostało złożone w Sądzie.</text:span></text:p>
      <text:list text:style-name="LFO3" text:continue-numbering="true">
        <text:list-item>
          <text:p text:style-name="P38"><text:span text:style-name="T39">Natychmiastowe zwolnienie pełnomocnika z obowiązku działania</text:span></text:p>
        </text:list-item>
      </text:list>
      <text:p text:style-name="P40">Zgodnie z art. 94 § 2 Kodeksu postępowania cywilnego (k.p.c.):</text:p>
      <text:p text:style-name="P41">"Pełnomocnik obowiązany jest działać za stronę jeszcze przez dwa tygodnie od wypowiedzenia pełnomocnictwa, chyba że mocodawca zwolni go od tego obowiązku."</text:p>
      <text:soft-page-break/>
      <text:p text:style-name="P42">W niniejszej sprawie Uczestnicy wyraźnie zwolnili pełnomocnika z obowiązku dalszego reprezentowania ich interesów, co skutkuje natychmiastowym ustaniem umocowania.</text:p>
      <text:p text:style-name="P43"><text:span text:style-name="T44">Stwierdzenie braku umocowania przez Sąd</text:span></text:p>
      <text:p text:style-name="P45"><text:span text:style-name="T46">Zarządzeniem Sądu Okręgowego z dnia<text:s/></text:span><text:span text:style-name="T47">18 września 2024 r.</text:span><text:span text:style-name="T48"><text:s/>(sygn. akt II Ca 2440/24) jednoznacznie stwierdzono, że adwokat Agnieszka Zielińska<text:s/></text:span><text:span text:style-name="T49">nie była umocowana</text:span><text:span text:style-name="T50"><text:s/>do złożenia apelacji w imieniu Elżbiety Woźniak-Łojczuk,</text:span><text:span text:style-name="T51"><text:s/>W dniu<text:s/></text:span><text:span text:style-name="T52">03</text:span><text:span text:style-name="T53"><text:s/>października<text:s/></text:span><text:span text:style-name="T54">2024</text:span><text:span text:style-name="T55"><text:s/></text:span><text:span text:style-name="T56">r. Pani Elżbieta Wozniak-Łojczuk potwierdziła fakt braku umocowania podpisując apelacje oraz jej odpis,<text:s/></text:span><text:span text:style-name="T57">tym samym nie kwestionując wspomnianego zarządzenia Sądu jednoznacznie potwierdziła wypowiedzenie pełnomocnictwa adwokat Agnieszce Zielińskiej przed złożeniem apelacji.</text:span><text:span text:style-name="T58"><text:s/>Pełnomocnictwo</text:span><text:span text:style-name="T59"><text:s/>wspólne obojga małżonków</text:span><text:span text:style-name="T60"><text:s/>obejmowało również<text:s/></text:span><text:span text:style-name="T61">Emila Łojczuka</text:span><text:span text:style-name="T62">, co oznacza, że adwokat Agnieszka Zielińska utraciła prawo do reprezentowania ob</text:span><text:span text:style-name="T63">ojga</text:span><text:span text:style-name="T64"><text:s/>mocodawców w tej sprawie.</text:span></text:p>
      <text:list text:style-name="LFO3" text:continue-numbering="true">
        <text:list-item>
          <text:p text:style-name="P65"><text:span text:style-name="T66">Brak umocowania w momencie złożenia apelacji</text:span></text:p>
        </text:list-item>
      </text:list>
      <text:p text:style-name="P67"><text:bookmark-start text:name="_Hlk179465264"/><text:span text:style-name="T68">Apelacja została złożona przez adwokat Agnieszkę Zielińską w dniu<text:s/></text:span><text:span text:style-name="T69">30 sierpnia 2024 r.</text:span><text:span text:style-name="T70">, a więc po skutecznym wypowiedzeniu jej pełnomocnictwa przez Uczestników i zwolnieniu z obowiązku dalszego działania. W momencie składania apelacji adwokat Agnieszka Zielińska nie była zatem umocowana do reprezentowania<text:s/></text:span><text:span text:style-name="T71">Pani Elżbiet</text:span><text:span text:style-name="T72">y<text:s/></text:span><text:span text:style-name="T73">Wozniak-Łojczuk</text:span><text:span text:style-name="T74"><text:s/></text:span><text:span text:style-name="T75">oraz Emila Łojczuka</text:span><text:span text:style-name="T76"><text:s/></text:span><text:span text:style-name="T77">w niniejszej sprawie.</text:span></text:p>
      <text:list text:style-name="LFO3" text:continue-numbering="true">
        <text:list-item>
          <text:p text:style-name="P78"><text:bookmark-end text:name="_Hlk179465264"/><text:span text:style-name="T79">Skutki prawne braku umocowania pełnomocnika</text:span></text:p>
        </text:list-item>
      </text:list>
      <text:p text:style-name="P80">Zgodnie z art. 370 k.p.c.:</text:p>
      <text:p text:style-name="P81">"Sąd odrzuci apelację, jeżeli została wniesiona po upływie terminu lub przez osobę nieuprawnioną."</text:p>
      <text:p text:style-name="P82">Wniesienie apelacji przez osobę nieuprawnioną, czyli działającą bez umocowania, skutkuje jej nieważnością. Taka apelacja nie wywołuje skutków prawnych i powinna zostać odrzucona przez Sąd z urzędu.</text:p>
      <text:list text:style-name="LFO3" text:continue-numbering="true">
        <text:list-item>
          <text:p text:style-name="P83"><text:span text:style-name="T84">Orzecznictwo potwierdzające stanowisko</text:span></text:p>
          <text:list text:continue-numbering="true">
            <text:list-item>
              <text:p text:style-name="P85"><text:span text:style-name="T86">Uchwała Sądu Najwyższego z dnia 13 grudnia 2007 r., sygn. akt III CZP 100/07</text:span></text:p>
            </text:list-item>
          </text:list>
        </text:list-item>
      </text:list>
      <text:p text:style-name="P87">Sąd Najwyższy stwierdził, że:</text:p>
      <text:p text:style-name="P88">"Wypowiedzenie pełnomocnictwa przez jednego z mocodawców powoduje jego wygaśnięcie w całości, jeżeli pełnomocnictwo zostało udzielone wspólnie."</text:p>
      <text:list text:style-name="LFO3" text:continue-numbering="true">
        <text:list-item>
          <text:list>
            <text:list-item>
              <text:p text:style-name="P89"><text:span text:style-name="T90">Postanowienie Sądu Najwyższego z dnia 12 stycznia 2017 r., sygn. akt II CZ 168/16</text:span></text:p>
            </text:list-item>
          </text:list>
        </text:list-item>
      </text:list>
      <text:p text:style-name="P91">Sąd Najwyższy uznał, że:</text:p>
      <text:soft-page-break/>
      <text:p text:style-name="P92">"Apelacja wniesiona przez pełnomocnika działającego bez umocowania jest nieważna i nie może być konwalidowana przez późniejsze potwierdzenie czynności przez mocodawcę."</text:p>
      <text:list text:style-name="LFO3" text:continue-numbering="true">
        <text:list-item>
          <text:p text:style-name="P93"><text:span text:style-name="T94">Brak możliwości późniejszego potwierdzenia czynności</text:span></text:p>
        </text:list-item>
      </text:list>
      <text:p text:style-name="P95"><text:bookmark-start text:name="_Hlk179465369"/>Zgodnie z utrwalonym orzecznictwem, czynności procesowe dokonane przez osobę działającą bez umocowania są bezwzględnie nieważne i nie podlegają konwalidacji. Oznacza to, że nawet gdyby Uczestnicy próbowali później potwierdzić złożoną apelację, podpisując ją<text:s/>w dniu 3<text:s/>października<text:s/>2024 r, nie naprawi to braku umocowania pełnomocnika w momencie jej wniesienia.</text:p>
      <text:p text:style-name="P96"><text:bookmark-end text:name="_Hlk179465369"/><text:span text:style-name="T97">II. Wniosek o oddalenie apelacji jako bezzasadnej</text:span></text:p>
      <text:p text:style-name="P98">W przypadku nieuwzględnienia wniosku o odrzucenie apelacji, wnoszę o jej oddalenie w całości z następujących przyczyn:</text:p>
      <text:list text:style-name="LFO4" text:continue-numbering="true">
        <text:list-item>
          <text:p text:style-name="P99"><text:span text:style-name="T100">Powielanie zarzutów rozpoznanych przez Sąd pierwszej instancji</text:span></text:p>
        </text:list-item>
      </text:list>
      <text:p text:style-name="P101">Apelacja Uczestników jest jedynie powtórzeniem argumentów zawartych w skardze na wpis referendarza sądowego, która została już szczegółowo rozpatrzona i oddalona przez Sąd pierwszej instancji. Sąd ten wnikliwie przeanalizował wszystkie podniesione zarzuty i prawidłowo uznał je za niezasadne. Uczestnicy nie przedstawili żadnych nowych okoliczności faktycznych ani prawnych, które mogłyby podważyć zasadność rozstrzygnięcia Sądu pierwszej instancji.</text:p>
      <text:list text:style-name="LFO4" text:continue-numbering="true">
        <text:list-item>
          <text:p text:style-name="P102"><text:span text:style-name="T103">Brak wykazania przesłanek z art. 19 ust. 2 ustawy o księgach wieczystych i hipotece</text:span></text:p>
        </text:list-item>
      </text:list>
      <text:p text:style-name="P104">Zgodnie z art. 19 ust. 2 ustawy z dnia 6 lipca 1982 r. o księgach wieczystych i hipotece:</text:p>
      <text:p text:style-name="P105">"Jeżeli uprawniony wykaże przed upływem roku od dnia, w którym roszczenie stało się wymagalne, że wystąpił do sądu o przeniesienie prawa, bieg terminu do wykreślenia roszczenia liczy się od dnia zakończenia postępowania."</text:p>
      <text:p text:style-name="P106"><text:bookmark-start text:name="_Hlk179465810"/>Uczestnicy nie przedstawili dowodów potwierdzających wniesienie pozwu przed upływem terminu rocznego w sposób wymagany przez prawo. Odpis pozwu oraz wydruk z Portalu Informacyjnego Sądów Powszechnych nie stanowią dokumentów urzędowych ani nie są opatrzone urzędowymi pieczęciami i podpisami. Sąd pierwszej instancji słusznie uznał, że takie dokumenty nie są wystarczające do wykazania, że Uczestnicy wystąpili do sądu z pozwem w wymaganym terminie.</text:p>
      <text:list text:style-name="LFO4" text:continue-numbering="true">
        <text:list-item>
          <text:p text:style-name="P107"><text:bookmark-start text:name="_Hlk179465902"/><text:bookmark-end text:name="_Hlk179465810"/><text:span text:style-name="T108">Niedopuszczalność nowych dowodów w postępowaniu apelacyjnym</text:span></text:p>
        </text:list-item>
      </text:list>
      <text:p text:style-name="P109">Uczestnicy w apelacji próbują przedstawić nowe dowody, które nie zostały zgłoszone przed Sądem pierwszej instancji. Zgodnie z art. 381 k.p.c.:</text:p>
      <text:p text:style-name="P110">"Sąd drugiej instancji pomija nowe fakty i dowody, jeżeli strona mogła je powołać w postępowaniu przed sądem pierwszej instancji, chyba że potrzeba ich powołania wynikła później."</text:p>
      <text:soft-page-break/>
      <text:p text:style-name="P111">Uczestnicy mieli pełną możliwość przedstawienia tych dowodów na wcześniejszym etapie postępowania. Brak ich inicjatywy w tym zakresie nie może teraz stanowić podstawy do uwzględnienia apelacji. Sąd drugiej instancji powinien zatem pominąć te dowody jako spóźnione.</text:p>
      <text:list text:style-name="LFO4" text:continue-numbering="true">
        <text:list-item>
          <text:p text:style-name="P112"><text:bookmark-end text:name="_Hlk179465902"/><text:span text:style-name="T113">Niestawiennictwo Uczestników na podpisanie umowy przyrzeczonej</text:span></text:p>
        </text:list-item>
      </text:list>
      <text:p text:style-name="P114"><text:bookmark-start text:name="_Hlk179466037"/><text:span text:style-name="T115">Istotnym faktem jest, że Uczestnicy nie stawili się w wyznaczonym<text:s/></text:span><text:span text:style-name="T116">przez nich<text:s/></text:span><text:span text:style-name="T117">terminie i miejscu na zawarcie umowy przyrzeczonej, co zostało potwierdzone</text:span><text:span text:style-name="T118"><text:s/></text:span><text:span text:style-name="T119">notarialnym</text:span><text:span text:style-name="T120"><text:s/>protokołem</text:span><text:span text:style-name="T121"><text:s/></text:span><text:span text:style-name="T122">niestawiennictwa</text:span><text:span text:style-name="T123"><text:s/>z dnia<text:s/></text:span><text:span text:style-name="T124">13</text:span><text:span text:style-name="T125"><text:s/>listopada 2022 r.</text:span><text:span text:style-name="T126"><text:s/>Tym samym nie wykonali oni swojego podstawowego zobowiązania wynikającego z umowy przedwstępnej. Zgodnie z art. 394 § 1 Kodeksu cywilnego, w przypadku niewykonania umowy przez stronę zobowiązaną, druga strona może odstąpić od umowy i zatrzymać zadatek. Fakt niestawiennictwa Uczestników podważa zasadność ich roszczenia o zawarcie umowy przyrzeczonej oraz uzasadnia wykreślenie wpisu z księgi wieczystej.</text:span></text:p>
      <text:list text:style-name="LFO4" text:continue-numbering="true">
        <text:list-item>
          <text:p text:style-name="P127"><text:bookmark-end text:name="_Hlk179466037"/><text:span text:style-name="T128">Przedawnienie roszczenia o zawarcie umowy przyrzeczonej</text:span></text:p>
        </text:list-item>
      </text:list>
      <text:p text:style-name="P129">Zgodnie z art. 390 § 3 Kodeksu cywilnego:</text:p>
      <text:p text:style-name="P130">"Roszczenie o zawarcie umowy przyrzeczonej przedawnia się z upływem roku od dnia, w którym umowa przyrzeczona miała być zawarta."</text:p>
      <text:p text:style-name="P131"><text:span text:style-name="T132">Ponieważ umowa przyrzeczona miała być zawarta do dnia<text:s/></text:span><text:span text:style-name="T133">22 listopada 2022 r.</text:span><text:span text:style-name="T134">, roszczenie Uczestników przedawniło się z dniem<text:s/></text:span><text:span text:style-name="T135">22 listopada 2023 r.</text:span><text:span text:style-name="T136"><text:s/>Brak skutecznego</text:span><text:span text:style-name="T137"><text:s/>udowodnienia</text:span><text:span text:style-name="T138"><text:s/>wniesienia pozwu przed upływem tego terminu powoduje, że roszczenie<text:s/></text:span><text:span text:style-name="T139">U</text:span><text:span text:style-name="T140">czestników uległo przedawnieniu i nie może być dalej dochodzone ani zabezpieczane wpisem w księdze wieczystej.</text:span></text:p>
      <text:list text:style-name="LFO4" text:continue-numbering="true">
        <text:list-item>
          <text:p text:style-name="P141"><text:span text:style-name="T142">Brak staranności procesowej po stronie Uczestników</text:span></text:p>
        </text:list-item>
      </text:list>
      <text:p text:style-name="P143"><text:bookmark-start text:name="_Hlk179466187"/>Uczestnicy nie dołożyli należytej staranności w dochodzeniu swoich praw. Nie tylko nie stawili się na zawarcie umowy przyrzeczonej, ale również nie wykazali w sposób prawnie skuteczny, że przed upływem terminu rocznego wystąpili do sądu z pozwem. Ciężar dowodu w tym zakresie spoczywał na nich zgodnie z art. 6 Kodeksu cywilnego. Brak aktywności procesowej i nieprzedstawienie wymaganych dowodów<text:s/>uzasadniają<text:s/>oddalenie apelacji.</text:p>
      <text:list text:style-name="LFO4" text:continue-numbering="true">
        <text:list-item>
          <text:p text:style-name="P144"><text:bookmark-end text:name="_Hlk179466187"/><text:span text:style-name="T145">Orzecznictwo potwierdzające stanowisko</text:span></text:p>
          <text:list text:continue-numbering="true">
            <text:list-item>
              <text:p text:style-name="P146"><text:bookmark-start text:name="_Hlk179466227"/><text:span text:style-name="T147">Wyrok Sądu Najwyższego z dnia 15 lutego 2013 r., sygn. akt II CSK 403/12</text:span></text:p>
            </text:list-item>
          </text:list>
        </text:list-item>
      </text:list>
      <text:p text:style-name="P148">Sąd Najwyższy wskazał, że:</text:p>
      <text:p text:style-name="P149">"Ciężar udowodnienia faktu wniesienia pozwu przed upływem terminu spoczywa na uprawnionym. Niewykazanie tego faktu skutkuje brakiem możliwości przedłużenia terminu do wykreślenia roszczenia z księgi wieczystej."</text:p>
      <text:list text:style-name="LFO4" text:continue-numbering="true">
        <text:list-item>
          <text:list>
            <text:list-item>
              <text:p text:style-name="P150"><text:bookmark-end text:name="_Hlk179466227"/><text:span text:style-name="T151">Postanowienie Sądu Najwyższego z dnia 7 maja 2014 r., sygn. akt II CSK 472/13</text:span></text:p>
            </text:list-item>
          </text:list>
        </text:list-item>
      </text:list>
      <text:soft-page-break/>
      <text:p text:style-name="P152">Sąd Najwyższy stwierdził, że:</text:p>
      <text:p text:style-name="P153">"Dokumenty prywatne, takie jak odpis pozwu czy wydruki z portalu internetowego, nie są wystarczającym dowodem na potwierdzenie wniesienia pozwu przed upływem terminu. Sąd wieczystoksięgowy opiera się wyłącznie na dokumentach urzędowych."</text:p>
      <text:p text:style-name="P154"><text:span text:style-name="T155">III. Wniosek o zasądzenie kosztów postępowania</text:span></text:p>
      <text:p text:style-name="P156">Na podstawie art. 98 § 1 k.p.c., wnoszę o zasądzenie od Uczestników postępowania kosztów postępowania apelacyjnego. Skoro apelacja została wniesiona przez Uczestników bezzasadnie, a wręcz niedopuszczalnie, powinni oni ponieść konsekwencje finansowe swojego działania.</text:p>
      <text:p text:style-name="P157"><text:span text:style-name="T158">IV. Podsumowanie</text:span></text:p>
      <text:p text:style-name="P159"><text:bookmark-start text:name="_Hlk179466362"/><text:span text:style-name="T160">Apelacja Uczestników postępowania jest niedopuszczalna z uwagi na brak umocowania pełnomocnika w chwili jej wniesienia, co zostało jednoznacznie stwierdzone przez Sąd Okręgowy w zarządzeniu z dnia<text:s/></text:span><text:span text:style-name="T161">18 września 2024 r.</text:span><text:span text:style-name="T162"><text:s/></text:span><text:span text:style-name="T163">oraz</text:span><text:span text:style-name="T164"><text:s/>potwierdzone przez<text:s/></text:span><text:span text:style-name="T165">Elżbietę</text:span><text:span text:style-name="T166"><text:s/>Wozniak-Łojczuk w dniu 3<text:s/></text:span><text:span text:style-name="T167">października</text:span><text:span text:style-name="T168"><text:s/>2024 r.</text:span><text:span text:style-name="T169"><text:s/>Nawet gdyby apelacja została przyjęta do rozpoznania, brak jest podstaw do jej uwzględnienia. Uczestnicy<text:s/></text:span><text:span text:style-name="T170">nie wykazali w sposób wymagany prawem</text:span><text:span text:style-name="T171">, że przed upływem terminu rocznego wystąpili do sądu z pozwem o przeniesienie prawa własności. Ponadto,</text:span><text:span text:style-name="T172"><text:s/>podnoszone argumenty są tożsame i zostały już wnikliwie ocenione przez Sąd wieczystoksięgowy</text:span><text:span text:style-name="T173"><text:s/>a nowe dowody powinny być ujawnione przed Sądem pierwszej instancji</text:span><text:span text:style-name="T174">. R</text:span><text:span text:style-name="T175">oszczenie</text:span><text:span text:style-name="T176"><text:s/>Uczestników</text:span><text:span text:style-name="T177"><text:s/>uległo przedawnieniu, a brak ich stawiennictwa na zawarcie umowy przyrzeczonej</text:span><text:span text:style-name="T178"><text:s/>w dniu 13 listopada 2023, potwierdzone protokołem niestawiennictwa</text:span><text:span text:style-name="T179"><text:s/>świadczy o braku zainteresowania realizacją umowy. Apelacja jest jedynie próbą przedłużenia postępowania i nie zasługuje na uwzględnienie.</text:span></text:p>
      <text:p text:style-name="P180"><text:bookmark-end text:name="_Hlk179466362"/><text:span text:style-name="T181">Wobec powyższego, wnoszę jak na wstępie.</text:span></text:p>
      <text:p text:style-name="P182">Z wyrazami szacunku,</text:p>
      <text:p text:style-name="P183">Paweł Damm</text:p>
      <text:p text:style-name="P184"><text:span text:style-name="T185"><draw:custom-shape svg:x="0in" svg:y="0in" svg:width="45.51042in" svg:height="0.00139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186"><text:span text:style-name="T187">Załączniki:</text:span></text:p>
      <text:list text:style-name="LFO5" text:continue-numbering="true">
        <text:list-item>
          <text:p text:style-name="P188">Kopia wypowiedzenia pełnomocnictwa z dnia 29 sierpnia 2024 r.</text:p>
        </text:list-item>
        <text:list-item>
          <text:p text:style-name="P189">Kopia zarządzenia Sądu Okręgowego z dnia 18 września 2024 r. (sygn. akt II Ca 2440/24) potwierdzającego brak umocowania pełnomocnika.</text:p>
        </text:list-item>
        <text:list-item>
          <text:p text:style-name="P190">Protokół notarialny z dnia 22 listopada 2022 r. potwierdzający niestawiennictwo Uczestników na zawarcie umowy przyrzeczonej.</text:p>
        </text:list-item>
        <text:list-item>
          <text:p text:style-name="P191">Kopia postanowienia Sądu Rejonowego z dnia 6 sierpnia 2024 r.</text:p>
        </text:list-item>
        <text:list-item>
          <text:p text:style-name="P192">Dowody doręczenia wypowiedzenia pełnomocnictwa.</text:p>
        </text:list-item>
      </text:list>
      <text:p text:style-name="P193"><text:span text:style-name="T194"><draw:custom-shape svg:x="0in" svg:y="0in" svg:width="45.51042in" svg:height="0.00139in" draw:z-index="0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span></text:p>
      <text:p text:style-name="P195"><text:span text:style-name="T196">Podstawy prawne:</text:span></text:p>
      <text:soft-page-break/>
      <text:list text:style-name="LFO6" text:continue-numbering="true">
        <text:list-item>
          <text:p text:style-name="P197"><text:span text:style-name="T198">Kodeks postępowania cywilnego:</text:span></text:p>
          <text:list text:continue-numbering="true">
            <text:list-item>
              <text:p text:style-name="P199">Art. 94 § 2 i § 3</text:p>
            </text:list-item>
            <text:list-item>
              <text:p text:style-name="P200">Art. 370</text:p>
            </text:list-item>
            <text:list-item>
              <text:p text:style-name="P201">Art. 381</text:p>
            </text:list-item>
            <text:list-item>
              <text:p text:style-name="P202">Art. 98 § 1</text:p>
            </text:list-item>
          </text:list>
        </text:list-item>
        <text:list-item>
          <text:p text:style-name="P203"><text:span text:style-name="T204">Kodeks cywilny:</text:span></text:p>
          <text:list text:continue-numbering="true">
            <text:list-item>
              <text:p text:style-name="P205">Art. 6</text:p>
            </text:list-item>
            <text:list-item>
              <text:p text:style-name="P206">Art. 390 § 3</text:p>
            </text:list-item>
            <text:list-item>
              <text:p text:style-name="P207">Art. 394 § 1</text:p>
            </text:list-item>
          </text:list>
        </text:list-item>
        <text:list-item>
          <text:p text:style-name="P208"><text:span text:style-name="T209">Ustawa z dnia 6 lipca 1982 r. o księgach wieczystych i hipotece:</text:span></text:p>
          <text:list text:continue-numbering="true">
            <text:list-item>
              <text:p text:style-name="P210">Art. 19 ust. 1-3</text:p>
            </text:list-item>
          </text:list>
        </text:list-item>
      </text:list>
      <text:p text:style-name="P211"><text:span text:style-name="T212">Orzecznictwo:</text:span></text:p>
      <text:list text:style-name="LFO7" text:continue-numbering="true">
        <text:list-item>
          <text:p text:style-name="P213">Uchwała Sądu Najwyższego z dnia 13 grudnia 2007 r., sygn. akt III CZP 100/07.</text:p>
        </text:list-item>
        <text:list-item>
          <text:p text:style-name="P214">Postanowienie Sądu Najwyższego z dnia 12 stycznia 2017 r., sygn. akt II CZ 168/16.</text:p>
        </text:list-item>
        <text:list-item>
          <text:p text:style-name="P215">Wyrok Sądu Najwyższego z dnia 15 lutego 2013 r., sygn. akt II CSK 403/12.</text:p>
        </text:list-item>
        <text:list-item>
          <text:p text:style-name="P216">Postanowienie Sądu Najwyższego z dnia 7 maja 2014 r., sygn. akt II CSK 472/13.</text:p>
        </text:list-item>
      </text:list>
      <text:p text:style-name="P217"><text:span text:style-name="T218"><draw:custom-shape svg:x="0in" svg:y="0in" svg:width="45.51042in" svg:height="0.00139in" draw:z-index="0" draw:id="id2" draw:style-name="a2" draw:name="Horizontal Line 3" text:anchor-type="as-char"><svg:title/><svg:desc/><draw:enhanced-geometry draw:type="non-primitive" svg:viewBox="0 0 21600 21600" draw:enhanced-path="M 0 0 L 21600 0 21600 21600 0 21600 Z N"/></draw:custom-shape></text:span></text:p>
      <text:p text:style-name="P219"><text:span text:style-name="T220">Uzasadnienie prawne:</text:span></text:p>
      <text:list text:style-name="LFO8" text:continue-numbering="true">
        <text:list-item>
          <text:p text:style-name="P221"><text:span text:style-name="T222">Art. 94 § 2 i § 3 k.p.c.</text:span><text:span text:style-name="T223"><text:s/>– reguluje skutki wypowiedzenia pełnomocnictwa oraz obowiązki pełnomocnika po jego wypowiedzeniu.</text:span></text:p>
        </text:list-item>
        <text:list-item>
          <text:p text:style-name="P224"><text:span text:style-name="T225">Art. 370 k.p.c.</text:span><text:span text:style-name="T226"><text:s/>– nakłada na sąd obowiązek odrzucenia apelacji wniesionej przez osobę nieuprawnioną.</text:span></text:p>
        </text:list-item>
        <text:list-item>
          <text:p text:style-name="P227"><text:span text:style-name="T228">Art. 381 k.p.c.</text:span><text:span text:style-name="T229"><text:s/>– ogranicza możliwość przedstawiania nowych dowodów w postępowaniu apelacyjnym.</text:span></text:p>
        </text:list-item>
        <text:list-item>
          <text:p text:style-name="P230"><text:span text:style-name="T231">Art. 98 § 1 k.p.c.</text:span><text:span text:style-name="T232"><text:s/>– określa zasadę odpowiedzialności za koszty procesu.</text:span></text:p>
        </text:list-item>
        <text:list-item>
          <text:p text:style-name="P233"><text:span text:style-name="T234">Art. 6 k.c.</text:span><text:span text:style-name="T235"><text:s/>– ustanawia ogólną zasadę ciężaru dowodu.</text:span></text:p>
        </text:list-item>
        <text:list-item>
          <text:p text:style-name="P236"><text:span text:style-name="T237">Art. 390 § 3 k.c.</text:span><text:span text:style-name="T238"><text:s/>– określa termin przedawnienia roszczenia o zawarcie umowy przyrzeczonej.</text:span></text:p>
        </text:list-item>
        <text:list-item>
          <text:p text:style-name="P239"><text:span text:style-name="T240">Art. 394 § 1 k.c.</text:span><text:span text:style-name="T241"><text:s/>– reguluje skutki niewykonania umowy przedwstępnej przez stronę zobowiązaną.</text:span></text:p>
        </text:list-item>
        <text:list-item>
          <text:p text:style-name="P242"><text:span text:style-name="T243">Art. 19 ust. 1-3 ustawy o księgach wieczystych i hipotece</text:span><text:span text:style-name="T244"><text:s/>– reguluje terminy i warunki wykreślenia roszczenia z księgi wieczystej.</text:span></text:p>
        </text:list-item>
      </text:list>
      <text:p text:style-name="P245"><text:span text:style-name="T246"><draw:custom-shape svg:x="0in" svg:y="0in" svg:width="45.51042in" svg:height="0.00139in" draw:z-index="0" draw:id="id3" draw:style-name="a3" draw:name="Horizontal Line 4" text:anchor-type="as-char"><svg:title/><svg:desc/><draw:enhanced-geometry draw:type="non-primitive" svg:viewBox="0 0 21600 21600" draw:enhanced-path="M 0 0 L 21600 0 21600 21600 0 21600 Z N"/></draw:custom-shape></text:span></text:p>
      <text:p text:style-name="P247"><text:span text:style-name="T248">Oświadczenie</text:span></text:p>
      <text:p text:style-name="P249">Oświadczam, że wszystkie przedstawione w niniejszym piśmie informacje są zgodne z prawdą i moją najlepszą wiedzą.</text:p>
      <text:p text:style-name="P250">Paweł Damm</text:p>
      <text:p text:style-name="Normalny"/>
      <text:p text:style-name="Normalny"/>
      <text:soft-page-break/>
      <text:p text:style-name="P251"><text:span text:style-name="T252">Sąd Okręgowy we Wrocławiu</text:span><text:span text:style-name="T253"><text:line-break/>II Wydział Cywilny Odwoławczy</text:span></text:p>
      <text:p text:style-name="P254">Sygn. akt: II Ca 2440/24</text:p>
      <text:p text:style-name="P255"><text:span text:style-name="T256">Wnioskodawca:</text:span><text:span text:style-name="T257"><text:line-break/>Paweł Damm</text:span><text:span text:style-name="T258"><text:line-break/>ul. Mikołowska 22</text:span><text:span text:style-name="T259"><text:line-break/>51-515 Wrocław</text:span></text:p>
      <text:p text:style-name="P260"><text:span text:style-name="T261">Uczestnicy postępowania:</text:span></text:p>
      <text:list text:style-name="LFO9" text:continue-numbering="true">
        <text:list-item>
          <text:p text:style-name="P262">Emil Łojczuk</text:p>
        </text:list-item>
        <text:list-item>
          <text:p text:style-name="P263">Elżbieta Woźniak-Łojczuk<text:line-break/>ul. [adres]<text:line-break/>50-000 Wrocław</text:p>
        </text:list-item>
      </text:list>
      <text:p text:style-name="P264"><text:span text:style-name="T265">Odpowiedź na apelację Uczestników postępowania</text:span></text:p>
      <text:p text:style-name="P266">Działając w imieniu własnym, wnoszę o:</text:p>
      <text:list text:style-name="LFO10" text:continue-numbering="true">
        <text:list-item>
          <text:p text:style-name="P267"><text:span text:style-name="T268">Odrzucenie apelacji Uczestników postępowania z dnia 30 sierpnia 2024 r. jako wniesionej przez pełnomocnika działającego bez umocowania, co czyni ją niedopuszczalną do rozpoznania.</text:span></text:p>
        </text:list-item>
        <text:list-item>
          <text:p text:style-name="P269"><text:span text:style-name="T270">Ewentualnie, w przypadku nieodrzucenia apelacji, wnoszę o jej oddalenie w całości jako bezzasadnej, z uwagi na brak podstaw faktycznych i prawnych, powielanie zarzutów już rozstrzygniętych przez Sąd pierwszej instancji oraz naruszenie zasad ogólnych prawa cywilnego przez Uczestników.</text:span></text:p>
        </text:list-item>
        <text:list-item>
          <text:p text:style-name="P271"><text:span text:style-name="T272">Zasądzenie od Uczestników postępowania na rzecz Wnioskodawcy kosztów postępowania apelacyjnego</text:span><text:span text:style-name="T273">.</text:span></text:p>
        </text:list-item>
        <text:list-item>
          <text:p text:style-name="P274"><text:span text:style-name="T275">Po uprawomocnieniu się orzeczenia, wnoszę o nadanie klauzuli prawomocności, co umożliwi zakończenie sprawy i zabezpieczenie moich praw.</text:span></text:p>
        </text:list-item>
      </text:list>
      <text:p text:style-name="P276"><text:span text:style-name="T277">Uzasadnienie</text:span></text:p>
      <text:p text:style-name="P278"><text:span text:style-name="T279">I. Wniosek o odrzucenie apelacji z powodu braku umocowania pełnomocnika</text:span></text:p>
      <text:list text:style-name="LFO11" text:continue-numbering="true">
        <text:list-item>
          <text:p text:style-name="P280"><text:span text:style-name="T281">Skuteczne wypowiedzenie pełnomocnictwa przez Uczestników</text:span></text:p>
        </text:list-item>
      </text:list>
      <text:p text:style-name="P282"><text:span text:style-name="T283">W dniu<text:s/></text:span><text:span text:style-name="T284">29 sierpnia 2024 r.</text:span><text:span text:style-name="T285"><text:s/>Uczestnicy postępowania, Pan Emil Łojczuk oraz Pani Elżbieta Woźniak-Łojczuk, wypowiedzieli pełnomocnictwo procesowe udzielone adwokat Agnieszce Zielińskiej. Wypowiedzenie obejmuj</text:span><text:span text:style-name="T286">e</text:span><text:span text:style-name="T287"><text:s/>oboje mocodawców, co wynika z treści pełnomocnictwa mającego charakter wspólny. Pismo o wypowiedzeniu pełnomocnictwa<text:s/></text:span><text:span text:style-name="T288">wpłynęło do</text:span><text:span text:style-name="T289"><text:s/>Sąd</text:span><text:span text:style-name="T290">u<text:s/></text:span><text:span text:style-name="T291">w dniu 3 września 2024</text:span><text:span text:style-name="T292">.</text:span></text:p>
      <text:list text:style-name="LFO11" text:continue-numbering="true">
        <text:list-item>
          <text:p text:style-name="P293"><text:span text:style-name="T294">Natychmiastowe zwolnienie pełnomocnika z obowiązku działania</text:span></text:p>
        </text:list-item>
      </text:list>
      <text:p text:style-name="P295">Zgodnie z art. 94 § 2 Kodeksu postępowania cywilnego (k.p.c.):</text:p>
      <text:soft-page-break/>
      <text:p text:style-name="P296">"Pełnomocnik obowiązany jest działać za stronę jeszcze przez dwa tygodnie od wypowiedzenia pełnomocnictwa, chyba że mocodawca zwolni go od tego obowiązku."</text:p>
      <text:p text:style-name="P297"><text:span text:style-name="T298">W niniejszej sprawie Uczestnicy wyraźnie zwolnili pełnomocnika z obowiązku dalszego reprezentowania ich interesów, co skutkuje natychmiastowym ustaniem umocowania z dniem<text:s/></text:span><text:span text:style-name="T299">29 sierpnia 2024 r.</text:span></text:p>
      <text:list text:style-name="LFO11" text:continue-numbering="true">
        <text:list-item>
          <text:p text:style-name="P300"><text:span text:style-name="T301">Stwierdzenie braku umocowania przez Sąd</text:span></text:p>
        </text:list-item>
      </text:list>
      <text:p text:style-name="P302"><text:span text:style-name="T303">Zarządzeniem Sądu Okręgowego z dnia<text:s/></text:span><text:span text:style-name="T304">18 września 2024 r.</text:span><text:span text:style-name="T305"><text:s/>(sygn. akt II Ca 2440/24) jednoznacznie stwierdzono, że adwokat Agnieszka Zielińska nie była umocowana do złożenia apelacji w imieniu Elżbiety Woźniak-Łojczuk, co wynika z faktu wypowiedzenia pełnomocnictwa przez mocodawców. Pełnomocnictwo obejmowało również Emila Łojczuka, co oznacza, że adwokat Agnieszka Zielińska utraciła prawo do reprezentowania obu mocodawców w tej sprawie.</text:span></text:p>
      <text:list text:style-name="LFO11" text:continue-numbering="true">
        <text:list-item>
          <text:p text:style-name="P306"><text:span text:style-name="T307">Brak umocowania w momencie złożenia apelacji</text:span></text:p>
        </text:list-item>
      </text:list>
      <text:p text:style-name="P308"><text:span text:style-name="T309">Apelacja została złożona przez adwokat Agnieszkę Zielińską w dniu<text:s/></text:span><text:span text:style-name="T310">30 sierpnia 2024 r.</text:span><text:span text:style-name="T311">, a więc po skutecznym wypowiedzeniu jej pełnomocnictwa przez Uczestników i zwolnieniu z obowiązku dalszego działania. W momencie składania apelacji adwokat Agnieszka Zielińska nie była zatem umocowana do reprezentowania Uczestników w niniejszej sprawie.</text:span></text:p>
      <text:list text:style-name="LFO11" text:continue-numbering="true">
        <text:list-item>
          <text:p text:style-name="P312"><text:span text:style-name="T313">Skutki prawne braku umocowania pełnomocnika</text:span></text:p>
        </text:list-item>
      </text:list>
      <text:p text:style-name="P314">Zgodnie z art. 370 k.p.c.:</text:p>
      <text:p text:style-name="P315">"Sąd odrzuci apelację, jeżeli została wniesiona po upływie terminu lub przez osobę nieuprawnioną."</text:p>
      <text:p text:style-name="P316">Wniesienie apelacji przez osobę nieuprawnioną, czyli działającą bez umocowania, skutkuje jej nieważnością. Taka apelacja nie wywołuje skutków prawnych i powinna zostać odrzucona przez Sąd z urzędu.</text:p>
      <text:list text:style-name="LFO11" text:continue-numbering="true">
        <text:list-item>
          <text:p text:style-name="P317"><text:span text:style-name="T318">Orzecznictwo potwierdzające stanowisko</text:span></text:p>
          <text:list text:continue-numbering="true">
            <text:list-item>
              <text:p text:style-name="P319"><text:span text:style-name="T320">Uchwała Sądu Najwyższego z dnia 13 grudnia 2007 r., sygn. akt III CZP 100/07</text:span></text:p>
            </text:list-item>
          </text:list>
        </text:list-item>
      </text:list>
      <text:p text:style-name="P321">Ty76Sąd Najwyższy stwierdził, że:</text:p>
      <text:p text:style-name="P322">"Wypowiedzenie pełnomocnictwa przez jednego z mocodawców powoduje jego wygaśnięcie w całości, jeżeli pełnomocnictwo zostało udzielone wspólnie."</text:p>
      <text:list text:style-name="LFO11" text:continue-numbering="true">
        <text:list-item>
          <text:list>
            <text:list-item>
              <text:p text:style-name="P323"><text:span text:style-name="T324">Postanowienie Sądu Najwyższego z dnia 12 stycznia 2017 r., sygn. akt II CZ 168/16</text:span></text:p>
            </text:list-item>
          </text:list>
        </text:list-item>
      </text:list>
      <text:p text:style-name="P325">Sąd Najwyższy uznał, że:</text:p>
      <text:soft-page-break/>
      <text:p text:style-name="P326">"Apelacja wniesiona przez pełnomocnika działającego bez umocowania jest nieważna i nie może być konwalidowana przez późniejsze potwierdzenie czynności przez mocodawcę."</text:p>
      <text:list text:style-name="LFO11" text:continue-numbering="true">
        <text:list-item>
          <text:p text:style-name="P327"><text:span text:style-name="T328">Brak możliwości późniejszego potwierdzenia czynności</text:span></text:p>
        </text:list-item>
      </text:list>
      <text:p text:style-name="P329">Zgodnie z utrwalonym orzecznictwem, czynności procesowe dokonane przez osobę działającą bez umocowania są bezwzględnie nieważne i nie podlegają konwalidacji. Oznacza to, że nawet gdyby Uczestnicy próbowali później potwierdzić złożoną apelację, nie naprawi to braku umocowania pełnomocnika w momencie jej wniesienia.</text:p>
      <text:p text:style-name="P330"><text:span text:style-name="T331">II. Wniosek o oddalenie apelacji jako bezzasadnej</text:span></text:p>
      <text:p text:style-name="P332">W przypadku nieuwzględnienia wniosku o odrzucenie apelacji, wnoszę o jej oddalenie w całości z następujących przyczyn:</text:p>
      <text:list text:style-name="LFO12" text:continue-numbering="true">
        <text:list-item>
          <text:p text:style-name="P333"><text:span text:style-name="T334">Powielanie zarzutów rozpoznanych przez Sąd pierwszej instancji</text:span></text:p>
        </text:list-item>
      </text:list>
      <text:p text:style-name="P335"><text:span text:style-name="T336">Apelacja Uczestników jest jedynie powtórzeniem argumentów zawartych w skardze na wpis referendarza sądowego, która została już szczegółowo rozpatrzona i oddalona przez Sąd pierwszej instancji postanowieniem z dnia<text:s/></text:span><text:span text:style-name="T337">6 sierpnia 2024 r.</text:span><text:span text:style-name="T338"><text:s/>Sąd ten wnikliwie przeanalizował wszystkie podniesione zarzuty i prawidłowo uznał je za niezasadne. Uczestnicy nie przedstawili żadnych nowych okoliczności faktycznych ani prawnych, które mogłyby podważyć zasadność rozstrzygnięcia Sądu pierwszej instancji.</text:span></text:p>
      <text:list text:style-name="LFO12" text:continue-numbering="true">
        <text:list-item>
          <text:p text:style-name="P339"><text:span text:style-name="T340">Brak dowodów na złożenie pozwu przed upływem terminu rocznego</text:span></text:p>
        </text:list-item>
      </text:list>
      <text:p text:style-name="P341">Uczestnicy nie przedstawili w terminie żadnych dokumentów urzędowych potwierdzających wniesienie pozwu przed upływem terminu rocznego, o którym mowa w art. 19 ust. 2 ustawy o księgach wieczystych i hipotece. Ciężar dowodu w tym zakresie spoczywał na nich zgodnie z art. 6 Kodeksu cywilnego:</text:p>
      <text:p text:style-name="P342">"Ciężar udowodnienia faktu spoczywa na osobie, która z faktu tego wywodzi skutki prawne."</text:p>
      <text:p text:style-name="P343">Odpis pozwu oraz wydruk z Portalu Informacyjnego Sądów Powszechnych nie stanowią dokumentów urzędowych i nie są opatrzone urzędowymi pieczęciami oraz podpisami. Sąd wieczystoksięgowy, zgodnie z art. 626&lt;sup&gt;8&lt;/sup&gt; § 2 k.p.c., bada jedynie treść wniosku, dołączone dokumenty oraz treść księgi wieczystej. Brak przedstawienia stosownych dowodów skutkuje uznaniem, że Uczestnicy nie wykazali przesłanek przedłużających termin do wykreślenia roszczenia.</text:p>
      <text:list text:style-name="LFO12" text:continue-numbering="true">
        <text:list-item>
          <text:p text:style-name="P344"><text:span text:style-name="T345">Niewywiązanie się Uczestników z zobowiązań umownych</text:span></text:p>
        </text:list-item>
      </text:list>
      <text:p text:style-name="P346"><text:span text:style-name="T347">Uczestnicy naruszyli zasadę<text:s/></text:span><text:span text:style-name="T348">pacta sunt servanda</text:span><text:span text:style-name="T349"><text:s/>(umów należy dotrzymywać), będącą fundamentalną zasadą prawa cywilnego. Nie stawili się w wyznaczonym terminie i miejscu na zawarcie umowy przyrzeczonej, co zostało potwierdzone protokołem notarialnym z dnia<text:s/></text:span><text:span text:style-name="T350">22 listopada 2022 r.</text:span><text:span text:style-name="T351"><text:s/>Niewykonanie przez nich<text:s/></text:span><text:soft-page-break/><text:span text:style-name="T352">zobowiązań umownych skutkuje utratą prawa do domagania się zawarcia umowy przyrzeczonej.</text:span></text:p>
      <text:p text:style-name="P353">Zgodnie z art. 394 § 1 Kodeksu cywilnego:</text:p>
      <text:p text:style-name="P354">"W razie niewykonania umowy przez jedną ze stron, druga strona może bez wyznaczenia terminu dodatkowego odstąpić od umowy."</text:p>
      <text:p text:style-name="P355">Ich niestawiennictwo świadczy o braku woli realizacji umowy oraz narusza zasady lojalności kontraktowej.</text:p>
      <text:list text:style-name="LFO12" text:continue-numbering="true">
        <text:list-item>
          <text:p text:style-name="P356"><text:span text:style-name="T357">Przedawnienie roszczenia o zawarcie umowy przyrzeczonej</text:span></text:p>
        </text:list-item>
      </text:list>
      <text:p text:style-name="P358">Zgodnie z art. 390 § 3 Kodeksu cywilnego:</text:p>
      <text:p text:style-name="P359">"Roszczenie o zawarcie umowy przyrzeczonej przedawnia się z upływem roku od dnia, w którym umowa przyrzeczona miała być zawarta."</text:p>
      <text:p text:style-name="P360"><text:span text:style-name="T361">Ponieważ umowa przyrzeczona miała być zawarta do dnia<text:s/></text:span><text:span text:style-name="T362">22 listopada 2022 r.</text:span><text:span text:style-name="T363">, roszczenie Uczestników przedawniło się z dniem<text:s/></text:span><text:span text:style-name="T364">22 listopada 2023 r.</text:span><text:span text:style-name="T365"><text:s/>Brak skutecznego wniesienia pozwu przed upływem tego terminu powoduje, że roszczenie Uczestników uległo przedawnieniu i nie może być dalej dochodzone ani zabezpieczane wpisem w księdze wieczystej.</text:span></text:p>
      <text:list text:style-name="LFO12" text:continue-numbering="true">
        <text:list-item>
          <text:p text:style-name="P366"><text:span text:style-name="T367">Zasada ciężaru dowodu (art. 6 Kodeksu cywilnego)</text:span></text:p>
        </text:list-item>
      </text:list>
      <text:p text:style-name="P368"><text:span text:style-name="T369">Uczestnicy nie udowodnili faktów, z których wywodzą skutki prawne. Ciężar dowodu spoczywał na nich, a brak przedstawienia stosownych dowodów skutkuje nieuzasadnieniem ich roszczeń. Sąd Najwyższy w wyroku z dnia<text:s/></text:span><text:span text:style-name="T370">15 lutego 2013 r., sygn. akt II CSK 403/12</text:span><text:span text:style-name="T371">, podkreślił, że:</text:span></text:p>
      <text:p text:style-name="P372">"Ciężar udowodnienia faktu wniesienia pozwu przed upływem terminu spoczywa na uprawnionym. Niewykazanie tego faktu skutkuje brakiem możliwości przedłużenia terminu do wykreślenia roszczenia z księgi wieczystej."</text:p>
      <text:list text:style-name="LFO12" text:continue-numbering="true">
        <text:list-item>
          <text:p text:style-name="P373"><text:span text:style-name="T374">Brak staranności procesowej po stronie Uczestników</text:span></text:p>
        </text:list-item>
      </text:list>
      <text:p text:style-name="P375">Uczestnicy nie dołożyli należytej staranności w dochodzeniu swoich praw. Nie stawili się na zawarcie umowy przyrzeczonej, nie przedstawili wymaganych dowodów w terminie oraz powielają zarzuty już rozpatrzone przez Sąd pierwszej instancji. Działania te można ocenić jako próbę opóźnienia postępowania i nadużycie prawa procesowego.</text:p>
      <text:list text:style-name="LFO12" text:continue-numbering="true">
        <text:list-item>
          <text:p text:style-name="P376"><text:span text:style-name="T377">Orzecznictwo potwierdzające stanowisko</text:span></text:p>
          <text:list text:continue-numbering="true">
            <text:list-item>
              <text:p text:style-name="P378"><text:span text:style-name="T379">Postanowienie Sądu Najwyższego z dnia 7 maja 2014 r., sygn. akt II CSK 472/13</text:span></text:p>
            </text:list-item>
          </text:list>
        </text:list-item>
      </text:list>
      <text:p text:style-name="P380">Sąd Najwyższy stwierdził, że:</text:p>
      <text:soft-page-break/>
      <text:p text:style-name="P381">"Dokumenty prywatne, takie jak odpis pozwu czy wydruki z portalu internetowego, nie są wystarczającym dowodem na potwierdzenie wniesienia pozwu przed upływem terminu. Sąd wieczystoksięgowy opiera się wyłącznie na dokumentach urzędowych."</text:p>
      <text:list text:style-name="LFO12" text:continue-numbering="true">
        <text:list-item>
          <text:list>
            <text:list-item>
              <text:p text:style-name="P382"><text:span text:style-name="T383">Wyrok Trybunału Konstytucyjnego z dnia 28 listopada 2001 r., sygn. akt SK 1/01</text:span></text:p>
            </text:list-item>
          </text:list>
        </text:list-item>
      </text:list>
      <text:p text:style-name="P384">Trybunał podkreślił znaczenie pewności obrotu prawnego i konieczność dochowania terminów ustawowych w celu zapewnienia stabilności stosunków prawnych.</text:p>
      <text:p text:style-name="P385"><text:span text:style-name="T386">III. Wniosek o nadanie klauzuli prawomocności</text:span></text:p>
      <text:p text:style-name="P387">W związku z powyższym, po oddaleniu apelacji Uczestników, wnoszę o nadanie klauzuli prawomocności orzeczeniu, co umożliwi zakończenie sprawy i zabezpieczenie moich praw jako właściciela nieruchomości.</text:p>
      <text:p text:style-name="P388"><text:span text:style-name="T389">IV. Wniosek o zasądzenie kosztów postępowania</text:span></text:p>
      <text:p text:style-name="P390">Na podstawie art. 98 § 1 k.p.c., wnoszę o zasądzenie od Uczestników postępowania na rzecz Wnioskodawcy kosztów postępowania apelacyjnego, w tym kosztów zastępstwa procesowego według norm przepisanych. Apelacja została wniesiona bezzasadnie i niedopuszczalnie, co uzasadnia obciążenie Uczestników kosztami procesu.</text:p>
      <text:p text:style-name="P391"><text:span text:style-name="T392">V. Podsumowanie</text:span></text:p>
      <text:p text:style-name="P393"><text:span text:style-name="T394">Apelacja Uczestników postępowania jest niedopuszczalna z uwagi na brak umocowania pełnomocnika w chwili jej wniesienia, co zostało jednoznacznie stwierdzone przez Sąd Okręgowy w zarządzeniu z dnia<text:s/></text:span><text:span text:style-name="T395">18 września 2024 r.</text:span><text:span text:style-name="T396"><text:s/>Nawet gdyby apelacja została przyjęta do rozpoznania, brak jest podstaw do jej uwzględnienia. Uczestnicy nie wykazali w sposób wymagany prawem, że przed upływem terminu rocznego wystąpili do sądu z pozwem o przeniesienie prawa własności. Ponadto, ich roszczenie uległo przedawnieniu, a brak ich stawiennictwa na zawarcie umowy przyrzeczonej świadczy o braku zainteresowania realizacją umowy. Naruszyli oni również fundamentalne zasady prawa cywilnego, w szczególności zasadę<text:s/></text:span><text:span text:style-name="T397">pacta sunt servanda</text:span><text:span text:style-name="T398"><text:s/>oraz zasadę ciężaru dowodu.</text:span></text:p>
      <text:p text:style-name="P399">Apelacja jest jedynie próbą przedłużenia postępowania i nie zasługuje na uwzględnienie.</text:p>
      <text:p text:style-name="P400"><text:span text:style-name="T401">Wobec powyższego, wnoszę jak na wstępie.</text:span></text:p>
      <text:p text:style-name="P402">Z wyrazami szacunku,</text:p>
      <text:p text:style-name="P403">Paweł Damm</text:p>
      <text:p text:style-name="P404"><text:span text:style-name="T405"><draw:custom-shape svg:x="0in" svg:y="0in" svg:width="45.51042in" svg:height="0.00139in" draw:z-index="0" draw:id="id4" draw:style-name="a4" draw:name="Horizontal Line 9" text:anchor-type="as-char"><svg:title/><svg:desc/><draw:enhanced-geometry draw:type="non-primitive" svg:viewBox="0 0 21600 21600" draw:enhanced-path="M 0 0 L 21600 0 21600 21600 0 21600 Z N"/></draw:custom-shape></text:span></text:p>
      <text:p text:style-name="P406"><text:span text:style-name="T407">Załączniki:</text:span></text:p>
      <text:list text:style-name="LFO13" text:continue-numbering="true">
        <text:list-item>
          <text:p text:style-name="P408">Kopia wypowiedzenia pełnomocnictwa z dnia 29 sierpnia 2024 r.</text:p>
        </text:list-item>
        <text:list-item>
          <text:p text:style-name="P409">Kopia zarządzenia Sądu Okręgowego z dnia 18 września 2024 r. (sygn. akt II Ca 2440/24) potwierdzającego brak umocowania pełnomocnika.</text:p>
        </text:list-item>
        <text:list-item>
          <text:p text:style-name="P410">Protokół notarialny z dnia 22 listopada 2022 r. potwierdzający niestawiennictwo Uczestników na zawarcie umowy przyrzeczonej.</text:p>
        </text:list-item>
        <text:list-item>
          <text:p text:style-name="P411">Kopia postanowienia Sądu Rejonowego z dnia 6 sierpnia 2024 r.</text:p>
        </text:list-item>
        <text:list-item>
          <text:p text:style-name="P412">Dowody doręczenia wypowiedzenia pełnomocnictwa.</text:p>
        </text:list-item>
      </text:list>
      <text:p text:style-name="P413"><text:span text:style-name="T414"><draw:custom-shape svg:x="0in" svg:y="0in" svg:width="45.51042in" svg:height="0.00139in" draw:z-index="0" draw:id="id5" draw:style-name="a5" draw:name="Horizontal Line 10" text:anchor-type="as-char"><svg:title/><svg:desc/><draw:enhanced-geometry draw:type="non-primitive" svg:viewBox="0 0 21600 21600" draw:enhanced-path="M 0 0 L 21600 0 21600 21600 0 21600 Z N"/></draw:custom-shape></text:span></text:p>
      <text:p text:style-name="P415"><text:span text:style-name="T416">Podstawy prawne:</text:span></text:p>
      <text:list text:style-name="LFO14" text:continue-numbering="true">
        <text:list-item>
          <text:p text:style-name="P417"><text:span text:style-name="T418">Kodeks postępowania cywilnego:</text:span></text:p>
          <text:list text:continue-numbering="true">
            <text:list-item>
              <text:p text:style-name="P419">Art. 94 § 2 i § 3</text:p>
            </text:list-item>
            <text:list-item>
              <text:p text:style-name="P420">Art. 370</text:p>
            </text:list-item>
            <text:list-item>
              <text:p text:style-name="P421">Art. 381</text:p>
            </text:list-item>
            <text:list-item>
              <text:p text:style-name="P422">Art. 98 § 1</text:p>
            </text:list-item>
            <text:list-item>
              <text:p text:style-name="P423">Art. 6268 § 2</text:p>
            </text:list-item>
          </text:list>
        </text:list-item>
        <text:list-item>
          <text:p text:style-name="P424"><text:span text:style-name="T425">Kodeks cywilny:</text:span></text:p>
          <text:list text:continue-numbering="true">
            <text:list-item>
              <text:p text:style-name="P426">Art. 6</text:p>
            </text:list-item>
            <text:list-item>
              <text:p text:style-name="P427">Art. 390 § 3</text:p>
            </text:list-item>
            <text:list-item>
              <text:p text:style-name="P428">Art. 394 § 1</text:p>
            </text:list-item>
          </text:list>
        </text:list-item>
        <text:list-item>
          <text:p text:style-name="P429"><text:span text:style-name="T430">Ustawa z dnia 6 lipca 1982 r. o księgach wieczystych i hipotece:</text:span></text:p>
          <text:list text:continue-numbering="true">
            <text:list-item>
              <text:p text:style-name="P431">Art. 19 ust. 1-3</text:p>
            </text:list-item>
          </text:list>
        </text:list-item>
      </text:list>
      <text:p text:style-name="P432"><text:span text:style-name="T433">Orzecznictwo:</text:span></text:p>
      <text:list text:style-name="LFO15" text:continue-numbering="true">
        <text:list-item>
          <text:p text:style-name="P434">Uchwała Sądu Najwyższego z dnia 13 grudnia 2007 r., sygn. akt III CZP 100/07.</text:p>
        </text:list-item>
        <text:list-item>
          <text:p text:style-name="P435">Postanowienie Sądu Najwyższego z dnia 12 stycznia 2017 r., sygn. akt II CZ 168/16.</text:p>
        </text:list-item>
        <text:list-item>
          <text:p text:style-name="P436">Wyrok Sądu Najwyższego z dnia 15 lutego 2013 r., sygn. akt II CSK 403/12.</text:p>
        </text:list-item>
        <text:list-item>
          <text:p text:style-name="P437">Postanowienie Sądu Najwyższego z dnia 7 maja 2014 r., sygn. akt II CSK 472/13.</text:p>
        </text:list-item>
        <text:list-item>
          <text:p text:style-name="P438">Wyrok Trybunału Konstytucyjnego z dnia 28 listopada 2001 r., sygn. akt SK 1/01.</text:p>
        </text:list-item>
      </text:list>
      <text:p text:style-name="P439"><text:span text:style-name="T440"><draw:custom-shape svg:x="0in" svg:y="0in" svg:width="45.51042in" svg:height="0.00139in" draw:z-index="0" draw:id="id6" draw:style-name="a6" draw:name="Horizontal Line 11" text:anchor-type="as-char"><svg:title/><svg:desc/><draw:enhanced-geometry draw:type="non-primitive" svg:viewBox="0 0 21600 21600" draw:enhanced-path="M 0 0 L 21600 0 21600 21600 0 21600 Z N"/></draw:custom-shape></text:span></text:p>
      <text:p text:style-name="P441"><text:span text:style-name="T442">Uzasadnienie prawne:</text:span></text:p>
      <text:list text:style-name="LFO16" text:continue-numbering="true">
        <text:list-item>
          <text:p text:style-name="P443"><text:span text:style-name="T444">Art. 94 § 2 i § 3 k.p.c.</text:span><text:span text:style-name="T445"><text:s/>– reguluje skutki wypowiedzenia pełnomocnictwa oraz obowiązki pełnomocnika po jego wypowiedzeniu.</text:span></text:p>
        </text:list-item>
        <text:list-item>
          <text:p text:style-name="P446"><text:span text:style-name="T447">Art. 370 k.p.c.</text:span><text:span text:style-name="T448"><text:s/>– nakłada na sąd obowiązek odrzucenia apelacji wniesionej przez osobę nieuprawnioną.</text:span></text:p>
        </text:list-item>
        <text:list-item>
          <text:p text:style-name="P449"><text:span text:style-name="T450">Art. 381 k.p.c.</text:span><text:span text:style-name="T451"><text:s/>– ogranicza możliwość przedstawiania nowych dowodów w postępowaniu apelacyjnym.</text:span></text:p>
        </text:list-item>
        <text:list-item>
          <text:p text:style-name="P452"><text:span text:style-name="T453">Art. 98 § 1 k.p.c.</text:span><text:span text:style-name="T454"><text:s/>– określa zasadę odpowiedzialności za koszty procesu.</text:span></text:p>
        </text:list-item>
        <text:list-item>
          <text:p text:style-name="P455"><text:span text:style-name="T456">Art. 626&lt;sup&gt;8&lt;/sup&gt; § 2 k.p.c.</text:span><text:span text:style-name="T457"><text:s/>– określa zakres kognicji sądu wieczystoksięgowego.</text:span></text:p>
        </text:list-item>
        <text:list-item>
          <text:p text:style-name="P458"><text:span text:style-name="T459">Art. 6 k.c.</text:span><text:span text:style-name="T460"><text:s/>– ustanawia ogólną zasadę ciężaru dowodu.</text:span></text:p>
        </text:list-item>
        <text:list-item>
          <text:p text:style-name="P461"><text:span text:style-name="T462">Art. 390 § 3 k.c.</text:span><text:span text:style-name="T463"><text:s/>– określa termin przedawnienia roszczenia o zawarcie umowy przyrzeczonej.</text:span></text:p>
        </text:list-item>
        <text:list-item>
          <text:p text:style-name="P464"><text:span text:style-name="T465">Art. 394 § 1 k.c.</text:span><text:span text:style-name="T466"><text:s/>– reguluje skutki niewykonania umowy przedwstępnej przez stronę zobowiązaną.</text:span></text:p>
        </text:list-item>
        <text:list-item>
          <text:p text:style-name="P467"><text:span text:style-name="T468">Art. 19 ust. 1-3 ustawy o księgach wieczystych i hipotece</text:span><text:span text:style-name="T469"><text:s/>– reguluje terminy i warunki wykreślenia roszczenia z księgi wieczystej.</text:span></text:p>
        </text:list-item>
      </text:list>
      <text:p text:style-name="P470"><text:span text:style-name="T471"><draw:custom-shape svg:x="0in" svg:y="0in" svg:width="45.51042in" svg:height="0.00139in" draw:z-index="0" draw:id="id7" draw:style-name="a7" draw:name="Horizontal Line 12" text:anchor-type="as-char"><svg:title/><svg:desc/><draw:enhanced-geometry draw:type="non-primitive" svg:viewBox="0 0 21600 21600" draw:enhanced-path="M 0 0 L 21600 0 21600 21600 0 21600 Z N"/></draw:custom-shape></text:span></text:p>
      <text:p text:style-name="P472"><text:span text:style-name="T473">Oświadczenie</text:span></text:p>
      <text:p text:style-name="P474">Oświadczam, że wszystkie przedstawione w niniejszym piśmie informacje są zgodne z prawdą i moją najlepszą wiedzą.</text:p>
      <text:p text:style-name="P475">Paweł Damm</text:p>
      <text:p text:style-name="P476"><text:span text:style-name="T477"><draw:custom-shape svg:x="0in" svg:y="0in" svg:width="45.51042in" svg:height="0.00139in" draw:z-index="0" draw:id="id8" draw:style-name="a8" draw:name="Horizontal Line 13" text:anchor-type="as-char"><svg:title/><svg:desc/><draw:enhanced-geometry draw:type="non-primitive" svg:viewBox="0 0 21600 21600" draw:enhanced-path="M 0 0 L 21600 0 21600 21600 0 21600 Z N"/></draw:custom-shape></text:span></text:p>
      <text:p text:style-name="P478"><text:span text:style-name="T479">Uwagi końcowe</text:span></text:p>
      <text:p text:style-name="P480">Przedstawiona odpowiedź na apelację została sporządzona z najwyższą starannością, uwzględniając wszystkie istotne okoliczności faktyczne i prawne. Wskazane zostały podstawy prawne oraz przytoczono adekwatne orzecznictwo sądowe, w tym wyroki Sądu Najwyższego i Trybunału Konstytucyjnego. Podkreślono brak dowodów ze strony Uczestników, niewykonanie przez nich zobowiązań umownych oraz naruszenie zasad ogólnych prawa cywilnego. Mając na uwadze powyższe argumenty, apelacja Uczestników nie zasługuje na uwzględnienie, a wniosek o jej odrzucenie jest w pełni uzasadniony.</text:p>
      <text:p text:style-name="P481"><text:span text:style-name="T482"><draw:custom-shape svg:x="0in" svg:y="0in" svg:width="45.51042in" svg:height="0.00139in" draw:z-index="0" draw:id="id9" draw:style-name="a9" draw:name="Horizontal Line 14" text:anchor-type="as-char"><svg:title/><svg:desc/><draw:enhanced-geometry draw:type="non-primitive" svg:viewBox="0 0 21600 21600" draw:enhanced-path="M 0 0 L 21600 0 21600 21600 0 21600 Z N"/></draw:custom-shape></text:span></text:p>
      <text:p text:style-name="P483"><text:span text:style-name="T484">Proszę o pozytywne rozpatrzenie niniejszego pisma.</text:span></text:p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style:style style:name="Tekstprzypisukońcowego" style:display-name="Tekst przypisu końcowego" style:family="paragraph" style:parent-style-name="Normalny">
      <style:paragraph-properties fo:margin-bottom="0in" fo:line-height="100%"/>
      <style:text-properties fo:font-size="10pt" style:font-size-asian="10pt" style:font-size-complex="10pt" fo:hyphenate="false"/>
    </style:style>
    <style:style style:name="TekstprzypisukońcowegoZnak" style:display-name="Tekst przypisu końcowego Znak" style:family="text" style:parent-style-name="Domyślnaczcionkaakapitu">
      <style:text-properties fo:font-size="10pt" style:font-size-asian="10pt" style:font-size-complex="10pt"/>
    </style:style>
    <style:style style:name="Odwołanieprzypisukońcowego" style:display-name="Odwołanie przypisu końcowego" style:family="text" style:parent-style-name="Domyślnaczcionkaakapitu">
      <style:text-properties style:text-position="super 58.3%"/>
    </style:style>
    <text:notes-configuration text:note-class="footnote" text:start-value="0" style:num-format="1" text:start-numbering-at="document" text:footnotes-position="page"/>
    <text:notes-configuration text:note-class="endnote" text:citation-style-name="Odwołanieprzypisukońcowego" text:citation-body-style-name="Odwołanieprzypisukońcowego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2" style:family="text">
      <style:text-properties style:font-name="Courier New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Office</meta:initial-creator>
    <dc:creator>Office</dc:creator>
    <meta:creation-date>2024-10-09T22:07:00Z</meta:creation-date>
    <dc:date>2024-10-11T14:41:00Z</dc:date>
    <meta:template xlink:href="Normal" xlink:type="simple"/>
    <meta:editing-cycles>8</meta:editing-cycles>
    <meta:editing-duration>PT16560S</meta:editing-duration>
    <meta:document-statistic meta:page-count="13" meta:paragraph-count="50" meta:word-count="3581" meta:character-count="25019" meta:row-count="179" meta:non-whitespace-character-count="21488"/>
  </office:meta>
</office:document-meta>
</file>